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Trebuchet MS" svg:font-family="'Trebuchet MS', Verdana"/>
    <style:font-face style:name="FreeSans2" svg:font-family="FreeSans" style:font-family-generic="swiss"/>
    <style:font-face style:name="Liberation Sans1" svg:font-family="'Liberation Sans'" style:font-pitch="variable"/>
    <style:font-face style:name="Liberation Serif" svg:font-family="'Liberation Serif'" style:font-family-generic="roman" style:font-pitch="variable"/>
    <style:font-face style:name="Thorndale" svg:font-family="Thorndale"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Táboa1" style:family="table">
      <style:table-properties style:width="18.304cm" table:align="left" style:shadow="none"/>
    </style:style>
    <style:style style:name="Táboa1.A" style:family="table-column">
      <style:table-column-properties style:column-width="9.308cm"/>
    </style:style>
    <style:style style:name="Táboa1.B" style:family="table-column">
      <style:table-column-properties style:column-width="8.996cm"/>
    </style:style>
    <style:style style:name="Táboa1.1" style:family="table-row">
      <style:table-row-properties style:min-row-height="1.011cm"/>
    </style:style>
    <style:style style:name="Táboa1.A1" style:family="table-cell">
      <style:table-cell-properties style:vertical-align="middle" fo:background-color="#006666" fo:padding="0.097cm" fo:border="none">
        <style:background-image/>
      </style:table-cell-properties>
    </style:style>
    <style:style style:name="Táboa1.2" style:family="table-row">
      <style:table-row-properties style:min-row-height="1.588cm"/>
    </style:style>
    <style:style style:name="Táboa1.A2" style:family="table-cell">
      <style:table-cell-properties fo:padding="0.097cm" fo:border="none"/>
    </style:style>
    <style:style style:name="Táboa1.B2" style:family="table-cell">
      <style:table-cell-properties fo:padding="0.097cm" fo:border="none"/>
    </style:style>
    <style:style style:name="Táboa1.A3" style:family="table-cell">
      <style:table-cell-properties fo:padding="0.097cm" fo:border="none"/>
    </style:style>
    <style:style style:name="Táboa1.B3" style:family="table-cell">
      <style:table-cell-properties fo:padding="0.097cm" fo:border="none"/>
    </style:style>
    <style:style style:name="Táboa2" style:family="table">
      <style:table-properties style:width="8.61cm" fo:margin-left="0.191cm" table:align="left" style:shadow="none"/>
    </style:style>
    <style:style style:name="Táboa2.A" style:family="table-column">
      <style:table-column-properties style:column-width="6.205cm"/>
    </style:style>
    <style:style style:name="Táboa2.B" style:family="table-column">
      <style:table-column-properties style:column-width="2.404cm"/>
    </style:style>
    <style:style style:name="Táboa2.A1" style:family="table-cell">
      <style:table-cell-properties fo:background-color="#009999" fo:padding="0.097cm" fo:border-left="0.05pt solid #009999" fo:border-right="0.05pt solid #009999" fo:border-top="0.05pt solid #009999" fo:border-bottom="none">
        <style:background-image/>
      </style:table-cell-properties>
    </style:style>
    <style:style style:name="Táboa2.A2" style:family="table-cell">
      <style:table-cell-properties fo:padding="0.097cm" fo:border-left="0.05pt solid #009999" fo:border-right="none" fo:border-top="none" fo:border-bottom="none"/>
    </style:style>
    <style:style style:name="Táboa2.B2" style:family="table-cell">
      <style:table-cell-properties fo:padding="0.097cm" fo:border-left="0.05pt solid #009999" fo:border-right="0.05pt solid #009999" fo:border-top="0.05pt solid #009999" fo:border-bottom="none"/>
    </style:style>
    <style:style style:name="Táboa2.A3" style:family="table-cell">
      <style:table-cell-properties fo:padding="0.097cm" fo:border-left="0.05pt solid #009999" fo:border-right="none" fo:border-top="none" fo:border-bottom="none"/>
    </style:style>
    <style:style style:name="Táboa2.B3" style:family="table-cell">
      <style:table-cell-properties fo:padding="0.097cm" fo:border-left="0.05pt solid #009999" fo:border-right="0.05pt solid #009999" fo:border-top="none" fo:border-bottom="none"/>
    </style:style>
    <style:style style:name="Táboa2.A4" style:family="table-cell">
      <style:table-cell-properties fo:padding="0.097cm" fo:border-left="0.05pt solid #009999" fo:border-right="none" fo:border-top="none" fo:border-bottom="none"/>
    </style:style>
    <style:style style:name="Táboa2.B4" style:family="table-cell">
      <style:table-cell-properties fo:padding="0.097cm" fo:border-left="0.05pt solid #009999" fo:border-right="0.05pt solid #009999" fo:border-top="none" fo:border-bottom="none"/>
    </style:style>
    <style:style style:name="Táboa2.A5" style:family="table-cell">
      <style:table-cell-properties fo:padding="0.097cm" fo:border-left="0.05pt solid #009999" fo:border-right="none" fo:border-top="none" fo:border-bottom="none"/>
    </style:style>
    <style:style style:name="Táboa2.B5" style:family="table-cell">
      <style:table-cell-properties fo:padding="0.097cm" fo:border-left="0.05pt solid #009999" fo:border-right="0.05pt solid #009999" fo:border-top="none" fo:border-bottom="none"/>
    </style:style>
    <style:style style:name="Táboa2.A6" style:family="table-cell">
      <style:table-cell-properties fo:padding="0.097cm" fo:border-left="0.05pt solid #009999" fo:border-right="none" fo:border-top="none" fo:border-bottom="none"/>
    </style:style>
    <style:style style:name="Táboa2.B6" style:family="table-cell">
      <style:table-cell-properties fo:padding="0.097cm" fo:border-left="0.05pt solid #009999" fo:border-right="0.05pt solid #009999" fo:border-top="none" fo:border-bottom="none"/>
    </style:style>
    <style:style style:name="Táboa2.A7" style:family="table-cell">
      <style:table-cell-properties fo:padding="0.097cm" fo:border-left="0.05pt solid #009999" fo:border-right="none" fo:border-top="none" fo:border-bottom="none"/>
    </style:style>
    <style:style style:name="Táboa2.B7" style:family="table-cell">
      <style:table-cell-properties fo:padding="0.097cm" fo:border-left="0.05pt solid #009999" fo:border-right="0.05pt solid #009999" fo:border-top="none" fo:border-bottom="none"/>
    </style:style>
    <style:style style:name="Táboa2.A8" style:family="table-cell">
      <style:table-cell-properties fo:padding="0.097cm" fo:border-left="0.05pt solid #009999" fo:border-right="none" fo:border-top="none" fo:border-bottom="none"/>
    </style:style>
    <style:style style:name="Táboa2.B8" style:family="table-cell">
      <style:table-cell-properties fo:padding="0.097cm" fo:border-left="0.05pt solid #009999" fo:border-right="0.05pt solid #009999" fo:border-top="none" fo:border-bottom="none"/>
    </style:style>
    <style:style style:name="Táboa2.A9" style:family="table-cell">
      <style:table-cell-properties fo:padding="0.097cm" fo:border-left="0.05pt solid #009999" fo:border-right="none" fo:border-top="none" fo:border-bottom="none"/>
    </style:style>
    <style:style style:name="Táboa2.B9" style:family="table-cell">
      <style:table-cell-properties fo:padding="0.097cm" fo:border-left="0.05pt solid #009999" fo:border-right="0.05pt solid #009999" fo:border-top="none" fo:border-bottom="none"/>
    </style:style>
    <style:style style:name="Táboa2.A10" style:family="table-cell">
      <style:table-cell-properties fo:background-color="transparent" fo:padding="0.097cm" fo:border-left="0.05pt solid #009999" fo:border-right="none" fo:border-top="0.05pt solid #009999" fo:border-bottom="0.05pt solid #009999">
        <style:background-image/>
      </style:table-cell-properties>
    </style:style>
    <style:style style:name="Táboa2.B10" style:family="table-cell">
      <style:table-cell-properties fo:background-color="transparent" fo:padding="0.097cm" fo:border="0.05pt solid #009999">
        <style:background-image/>
      </style:table-cell-properties>
    </style:style>
    <style:style style:name="Táboa3" style:family="table">
      <style:table-properties style:width="8.202cm" fo:margin-left="0.395cm" table:align="left" style:shadow="none" style:writing-mode="page"/>
    </style:style>
    <style:style style:name="Táboa3.A" style:family="table-column">
      <style:table-column-properties style:column-width="5.988cm"/>
    </style:style>
    <style:style style:name="Táboa3.B" style:family="table-column">
      <style:table-column-properties style:column-width="2.214cm"/>
    </style:style>
    <style:style style:name="Táboa3.A1" style:family="table-cell">
      <style:table-cell-properties fo:background-color="#009999" fo:padding="0.097cm" fo:border-left="0.05pt solid #009999" fo:border-right="0.05pt solid #009999" fo:border-top="0.05pt solid #009999" fo:border-bottom="none">
        <style:background-image/>
      </style:table-cell-properties>
    </style:style>
    <style:style style:name="Táboa3.A2" style:family="table-cell">
      <style:table-cell-properties fo:padding="0.097cm" fo:border-left="0.05pt solid #009999" fo:border-right="none" fo:border-top="none" fo:border-bottom="none"/>
    </style:style>
    <style:style style:name="Táboa3.B2" style:family="table-cell">
      <style:table-cell-properties fo:padding="0.097cm" fo:border-left="0.05pt solid #009999" fo:border-right="0.05pt solid #009999" fo:border-top="none" fo:border-bottom="none"/>
    </style:style>
    <style:style style:name="Táboa3.A3" style:family="table-cell">
      <style:table-cell-properties fo:padding="0.097cm" fo:border-left="0.05pt solid #009999" fo:border-right="none" fo:border-top="none" fo:border-bottom="none"/>
    </style:style>
    <style:style style:name="Táboa3.B3" style:family="table-cell">
      <style:table-cell-properties fo:padding="0.097cm" fo:border-left="0.05pt solid #009999" fo:border-right="0.05pt solid #009999" fo:border-top="none" fo:border-bottom="none"/>
    </style:style>
    <style:style style:name="Táboa3.A4" style:family="table-cell">
      <style:table-cell-properties fo:padding="0.097cm" fo:border-left="0.05pt solid #009999" fo:border-right="none" fo:border-top="none" fo:border-bottom="none"/>
    </style:style>
    <style:style style:name="Táboa3.B4" style:family="table-cell">
      <style:table-cell-properties fo:padding="0.097cm" fo:border-left="0.05pt solid #009999" fo:border-right="0.05pt solid #009999" fo:border-top="none" fo:border-bottom="none"/>
    </style:style>
    <style:style style:name="Táboa3.A5" style:family="table-cell">
      <style:table-cell-properties fo:padding="0.097cm" fo:border-left="0.05pt solid #009999" fo:border-right="none" fo:border-top="0.05pt solid #009999" fo:border-bottom="0.05pt solid #009999"/>
    </style:style>
    <style:style style:name="Táboa3.B5" style:family="table-cell">
      <style:table-cell-properties fo:padding="0.097cm" fo:border="0.05pt solid #009999"/>
    </style:style>
    <style:style style:name="Táboa3.A6" style:family="table-cell">
      <style:table-cell-properties fo:background-color="#009999" fo:padding="0.097cm" fo:border-left="0.05pt solid #009999" fo:border-right="0.05pt solid #009999" fo:border-top="none" fo:border-bottom="none">
        <style:background-image/>
      </style:table-cell-properties>
    </style:style>
    <style:style style:name="Táboa3.A7" style:family="table-cell">
      <style:table-cell-properties fo:padding="0.097cm" fo:border-left="0.05pt solid #009999" fo:border-right="none" fo:border-top="none" fo:border-bottom="none"/>
    </style:style>
    <style:style style:name="Táboa3.B7" style:family="table-cell">
      <style:table-cell-properties fo:padding="0.097cm" fo:border-left="0.05pt solid #009999" fo:border-right="0.05pt solid #009999" fo:border-top="none" fo:border-bottom="none"/>
    </style:style>
    <style:style style:name="Táboa3.A8" style:family="table-cell">
      <style:table-cell-properties fo:padding="0.097cm" fo:border-left="0.05pt solid #009999" fo:border-right="none" fo:border-top="none" fo:border-bottom="none"/>
    </style:style>
    <style:style style:name="Táboa3.B8" style:family="table-cell">
      <style:table-cell-properties fo:padding="0.097cm" fo:border-left="0.05pt solid #009999" fo:border-right="0.05pt solid #009999" fo:border-top="none" fo:border-bottom="none"/>
    </style:style>
    <style:style style:name="Táboa3.A9" style:family="table-cell">
      <style:table-cell-properties fo:padding="0.097cm" fo:border-left="0.05pt solid #009999" fo:border-right="none" fo:border-top="none" fo:border-bottom="0.05pt solid #009999"/>
    </style:style>
    <style:style style:name="Táboa3.B9" style:family="table-cell">
      <style:table-cell-properties fo:padding="0.097cm" fo:border-left="0.05pt solid #009999" fo:border-right="0.05pt solid #009999" fo:border-top="none" fo:border-bottom="0.05pt solid #009999"/>
    </style:style>
    <style:style style:name="Táboa3.A10" style:family="table-cell">
      <style:table-cell-properties fo:padding="0.097cm" fo:border-left="0.05pt solid #009999" fo:border-right="none" fo:border-top="none" fo:border-bottom="0.05pt solid #009999"/>
    </style:style>
    <style:style style:name="Táboa3.B10" style:family="table-cell">
      <style:table-cell-properties fo:padding="0.097cm" fo:border-left="0.05pt solid #009999" fo:border-right="0.05pt solid #009999" fo:border-top="none" fo:border-bottom="0.05pt solid #009999"/>
    </style:style>
    <style:style style:name="Táboa4" style:family="table">
      <style:table-properties style:width="8.613cm" fo:margin-left="0.166cm" table:align="left" style:shadow="none" style:writing-mode="page"/>
    </style:style>
    <style:style style:name="Táboa4.A" style:family="table-column">
      <style:table-column-properties style:column-width="6.23cm"/>
    </style:style>
    <style:style style:name="Táboa4.B" style:family="table-column">
      <style:table-column-properties style:column-width="2.383cm"/>
    </style:style>
    <style:style style:name="Táboa4.A1" style:family="table-cell">
      <style:table-cell-properties fo:background-color="#009999" fo:padding="0.097cm" fo:border-left="0.05pt solid #009999" fo:border-right="0.05pt solid #009999" fo:border-top="0.05pt solid #009999" fo:border-bottom="none">
        <style:background-image/>
      </style:table-cell-properties>
    </style:style>
    <style:style style:name="Táboa4.A2" style:family="table-cell">
      <style:table-cell-properties fo:padding="0.097cm" fo:border-left="0.05pt solid #009999" fo:border-right="none" fo:border-top="0.05pt solid #009999" fo:border-bottom="none"/>
    </style:style>
    <style:style style:name="Táboa4.B2" style:family="table-cell">
      <style:table-cell-properties fo:padding="0.097cm" fo:border-left="0.05pt solid #009999" fo:border-right="0.05pt solid #009999" fo:border-top="0.05pt solid #009999" fo:border-bottom="none"/>
    </style:style>
    <style:style style:name="Táboa4.A3" style:family="table-cell">
      <style:table-cell-properties fo:padding="0.097cm" fo:border-left="0.05pt solid #009999" fo:border-right="none" fo:border-top="none" fo:border-bottom="none"/>
    </style:style>
    <style:style style:name="Táboa4.B3" style:family="table-cell">
      <style:table-cell-properties fo:padding="0.097cm" fo:border-left="0.05pt solid #009999" fo:border-right="0.05pt solid #009999" fo:border-top="none" fo:border-bottom="none"/>
    </style:style>
    <style:style style:name="Táboa4.A4" style:family="table-cell">
      <style:table-cell-properties fo:padding="0.097cm" fo:border-left="0.05pt solid #009999" fo:border-right="none" fo:border-top="none" fo:border-bottom="none"/>
    </style:style>
    <style:style style:name="Táboa4.B4" style:family="table-cell">
      <style:table-cell-properties fo:padding="0.097cm" fo:border-left="0.05pt solid #009999" fo:border-right="0.05pt solid #009999" fo:border-top="none" fo:border-bottom="none"/>
    </style:style>
    <style:style style:name="Táboa4.A5" style:family="table-cell">
      <style:table-cell-properties fo:padding="0.097cm" fo:border-left="0.05pt solid #009999" fo:border-right="none" fo:border-top="none" fo:border-bottom="none"/>
    </style:style>
    <style:style style:name="Táboa4.B5" style:family="table-cell">
      <style:table-cell-properties fo:padding="0.097cm" fo:border-left="0.05pt solid #009999" fo:border-right="0.05pt solid #009999" fo:border-top="none" fo:border-bottom="none"/>
    </style:style>
    <style:style style:name="Táboa4.A6" style:family="table-cell">
      <style:table-cell-properties fo:padding="0.097cm" fo:border-left="0.05pt solid #009999" fo:border-right="none" fo:border-top="none" fo:border-bottom="none"/>
    </style:style>
    <style:style style:name="Táboa4.B6" style:family="table-cell">
      <style:table-cell-properties fo:padding="0.097cm" fo:border-left="0.05pt solid #009999" fo:border-right="0.05pt solid #009999" fo:border-top="none" fo:border-bottom="none"/>
    </style:style>
    <style:style style:name="Táboa4.A7" style:family="table-cell">
      <style:table-cell-properties fo:padding="0.097cm" fo:border-left="0.05pt solid #009999" fo:border-right="none" fo:border-top="none" fo:border-bottom="none"/>
    </style:style>
    <style:style style:name="Táboa4.B7" style:family="table-cell">
      <style:table-cell-properties fo:padding="0.097cm" fo:border-left="0.05pt solid #009999" fo:border-right="0.05pt solid #009999" fo:border-top="none" fo:border-bottom="none"/>
    </style:style>
    <style:style style:name="Táboa4.A8" style:family="table-cell">
      <style:table-cell-properties fo:padding="0.097cm" fo:border-left="0.05pt solid #009999" fo:border-right="none" fo:border-top="none" fo:border-bottom="none"/>
    </style:style>
    <style:style style:name="Táboa4.B8" style:family="table-cell">
      <style:table-cell-properties fo:padding="0.097cm" fo:border-left="0.05pt solid #009999" fo:border-right="0.05pt solid #009999" fo:border-top="none" fo:border-bottom="none"/>
    </style:style>
    <style:style style:name="Táboa4.A9" style:family="table-cell">
      <style:table-cell-properties fo:padding="0.097cm" fo:border-left="0.05pt solid #009999" fo:border-right="none" fo:border-top="none" fo:border-bottom="none"/>
    </style:style>
    <style:style style:name="Táboa4.B9" style:family="table-cell">
      <style:table-cell-properties fo:padding="0.097cm" fo:border-left="0.05pt solid #009999" fo:border-right="0.05pt solid #009999" fo:border-top="none" fo:border-bottom="none"/>
    </style:style>
    <style:style style:name="Táboa4.A10" style:family="table-cell">
      <style:table-cell-properties fo:padding="0.097cm" fo:border-left="0.05pt solid #009999" fo:border-right="none" fo:border-top="none" fo:border-bottom="none"/>
    </style:style>
    <style:style style:name="Táboa4.B10" style:family="table-cell">
      <style:table-cell-properties fo:padding="0.097cm" fo:border-left="0.05pt solid #009999" fo:border-right="0.05pt solid #009999" fo:border-top="none" fo:border-bottom="none"/>
    </style:style>
    <style:style style:name="Táboa4.A11" style:family="table-cell">
      <style:table-cell-properties fo:padding="0.097cm" fo:border-left="0.05pt solid #009999" fo:border-right="none" fo:border-top="none" fo:border-bottom="none"/>
    </style:style>
    <style:style style:name="Táboa4.B11" style:family="table-cell">
      <style:table-cell-properties fo:padding="0.097cm" fo:border-left="0.05pt solid #009999" fo:border-right="0.05pt solid #009999" fo:border-top="none" fo:border-bottom="0.05pt solid #009999"/>
    </style:style>
    <style:style style:name="Táboa4.A12" style:family="table-cell">
      <style:table-cell-properties fo:padding="0.097cm" fo:border-left="0.05pt solid #009999" fo:border-right="none" fo:border-top="0.05pt solid #009999" fo:border-bottom="0.05pt solid #009999"/>
    </style:style>
    <style:style style:name="Táboa4.B12" style:family="table-cell">
      <style:table-cell-properties fo:padding="0.097cm" fo:border="0.05pt solid #009999"/>
    </style:style>
    <style:style style:name="Táboa5" style:family="table">
      <style:table-properties style:width="8.297cm" fo:margin-left="0.323cm" table:align="left" style:shadow="none" style:writing-mode="page"/>
    </style:style>
    <style:style style:name="Táboa5.A" style:family="table-column">
      <style:table-column-properties style:column-width="6.11cm"/>
    </style:style>
    <style:style style:name="Táboa5.B" style:family="table-column">
      <style:table-column-properties style:column-width="2.187cm"/>
    </style:style>
    <style:style style:name="Táboa5.A1" style:family="table-cell">
      <style:table-cell-properties fo:background-color="#009999" fo:padding="0.097cm" fo:border-left="0.05pt solid #009999" fo:border-right="0.05pt solid #009999" fo:border-top="0.05pt solid #009999" fo:border-bottom="none">
        <style:background-image/>
      </style:table-cell-properties>
    </style:style>
    <style:style style:name="Táboa5.A2" style:family="table-cell">
      <style:table-cell-properties fo:padding="0.097cm" fo:border-left="0.05pt solid #009999" fo:border-right="0.05pt solid #009999" fo:border-top="0.05pt solid #009999" fo:border-bottom="none"/>
    </style:style>
    <style:style style:name="Táboa5.B2" style:family="table-cell">
      <style:table-cell-properties fo:padding="0.097cm" fo:border-left="0.05pt solid #009999" fo:border-right="0.05pt solid #009999" fo:border-top="0.05pt solid #009999" fo:border-bottom="none"/>
    </style:style>
    <style:style style:name="Táboa5.A3" style:family="table-cell">
      <style:table-cell-properties fo:padding="0.097cm" fo:border-left="0.05pt solid #009999" fo:border-right="0.05pt solid #009999" fo:border-top="none" fo:border-bottom="none"/>
    </style:style>
    <style:style style:name="Táboa5.B3" style:family="table-cell">
      <style:table-cell-properties fo:padding="0.097cm" fo:border-left="0.05pt solid #009999" fo:border-right="0.05pt solid #009999" fo:border-top="none" fo:border-bottom="none"/>
    </style:style>
    <style:style style:name="Táboa5.A4" style:family="table-cell">
      <style:table-cell-properties fo:padding="0.097cm" fo:border-left="0.05pt solid #009999" fo:border-right="0.05pt solid #009999" fo:border-top="none" fo:border-bottom="none"/>
    </style:style>
    <style:style style:name="Táboa5.B4" style:family="table-cell">
      <style:table-cell-properties fo:padding="0.097cm" fo:border-left="0.05pt solid #009999" fo:border-right="0.05pt solid #009999" fo:border-top="none" fo:border-bottom="none"/>
    </style:style>
    <style:style style:name="Táboa5.A5" style:family="table-cell">
      <style:table-cell-properties fo:padding="0.097cm" fo:border-left="0.05pt solid #009999" fo:border-right="0.05pt solid #009999" fo:border-top="none" fo:border-bottom="none"/>
    </style:style>
    <style:style style:name="Táboa5.B5" style:family="table-cell">
      <style:table-cell-properties fo:padding="0.097cm" fo:border-left="0.05pt solid #009999" fo:border-right="0.05pt solid #009999" fo:border-top="none" fo:border-bottom="none"/>
    </style:style>
    <style:style style:name="Táboa5.A6" style:family="table-cell">
      <style:table-cell-properties fo:padding="0.097cm" fo:border-left="0.05pt solid #009999" fo:border-right="0.05pt solid #009999" fo:border-top="none" fo:border-bottom="0.05pt solid #009999"/>
    </style:style>
    <style:style style:name="Táboa5.B6" style:family="table-cell">
      <style:table-cell-properties fo:padding="0.097cm" fo:border-left="0.05pt solid #009999" fo:border-right="0.05pt solid #009999" fo:border-top="none" fo:border-bottom="0.05pt solid #009999"/>
    </style:style>
    <style:style style:name="Táboa5.A7" style:family="table-cell">
      <style:table-cell-properties fo:padding="0.097cm" fo:border-left="0.05pt solid #009999" fo:border-right="none" fo:border-top="none" fo:border-bottom="0.05pt solid #009999"/>
    </style:style>
    <style:style style:name="Táboa5.B7" style:family="table-cell">
      <style:table-cell-properties fo:padding="0.097cm" fo:border-left="0.05pt solid #009999" fo:border-right="0.05pt solid #009999" fo:border-top="none" fo:border-bottom="0.05pt solid #009999"/>
    </style:style>
    <style:style style:name="Táboa5.A8" style:family="table-cell">
      <style:table-cell-properties fo:background-color="#009999" fo:padding="0.097cm" fo:border-left="0.05pt solid #009999" fo:border-right="0.05pt solid #009999" fo:border-top="none" fo:border-bottom="0.05pt solid #009999">
        <style:background-image/>
      </style:table-cell-properties>
    </style:style>
    <style:style style:name="Táboa5.A9" style:family="table-cell">
      <style:table-cell-properties fo:padding="0.097cm" fo:border-left="0.05pt solid #009999" fo:border-right="none" fo:border-top="none" fo:border-bottom="0.05pt solid #009999"/>
    </style:style>
    <style:style style:name="Táboa5.B9" style:family="table-cell">
      <style:table-cell-properties fo:padding="0.097cm" fo:border-left="0.05pt solid #009999" fo:border-right="0.05pt solid #009999" fo:border-top="none" fo:border-bottom="none"/>
    </style:style>
    <style:style style:name="Táboa5.A10" style:family="table-cell">
      <style:table-cell-properties fo:padding="0.097cm" fo:border-left="0.05pt solid #009999" fo:border-right="none" fo:border-top="none" fo:border-bottom="0.05pt solid #009999"/>
    </style:style>
    <style:style style:name="Táboa5.B10" style:family="table-cell">
      <style:table-cell-properties fo:padding="0.097cm" fo:border-left="0.05pt solid #009999" fo:border-right="0.05pt solid #009999" fo:border-top="none" fo:border-bottom="none"/>
    </style:style>
    <style:style style:name="Táboa5.A11" style:family="table-cell">
      <style:table-cell-properties fo:padding="0.097cm" fo:border-left="0.05pt solid #009999" fo:border-right="none" fo:border-top="none" fo:border-bottom="0.05pt solid #009999"/>
    </style:style>
    <style:style style:name="Táboa5.B11" style:family="table-cell">
      <style:table-cell-properties fo:padding="0.097cm" fo:border-left="0.05pt solid #009999" fo:border-right="0.05pt solid #009999" fo:border-top="none" fo:border-bottom="none"/>
    </style:style>
    <style:style style:name="Táboa5.A12" style:family="table-cell">
      <style:table-cell-properties fo:padding="0.097cm" fo:border-left="0.05pt solid #009999" fo:border-right="none" fo:border-top="none" fo:border-bottom="0.05pt solid #009999"/>
    </style:style>
    <style:style style:name="Táboa5.B12" style:family="table-cell">
      <style:table-cell-properties fo:padding="0.097cm" fo:border-left="0.05pt solid #009999" fo:border-right="0.05pt solid #009999" fo:border-top="none" fo:border-bottom="none"/>
    </style:style>
    <style:style style:name="Táboa5.A13" style:family="table-cell">
      <style:table-cell-properties fo:padding="0.097cm" fo:border-left="0.05pt solid #009999" fo:border-right="none" fo:border-top="none" fo:border-bottom="0.05pt solid #009999"/>
    </style:style>
    <style:style style:name="Táboa5.B13" style:family="table-cell">
      <style:table-cell-properties fo:padding="0.097cm" fo:border-left="0.05pt solid #009999" fo:border-right="0.05pt solid #009999" fo:border-top="none" fo:border-bottom="none"/>
    </style:style>
    <style:style style:name="Táboa5.A14" style:family="table-cell">
      <style:table-cell-properties fo:padding="0.097cm" fo:border-left="0.05pt solid #009999" fo:border-right="none" fo:border-top="none" fo:border-bottom="0.05pt solid #009999"/>
    </style:style>
    <style:style style:name="Táboa5.B14" style:family="table-cell">
      <style:table-cell-properties fo:padding="0.097cm" fo:border-left="0.05pt solid #009999" fo:border-right="0.05pt solid #009999" fo:border-top="none" fo:border-bottom="0.05pt solid #009999"/>
    </style:style>
    <style:style style:name="Táboa5.A15" style:family="table-cell">
      <style:table-cell-properties fo:padding="0.097cm" fo:border-left="0.05pt solid #009999" fo:border-right="none" fo:border-top="none" fo:border-bottom="0.05pt solid #009999"/>
    </style:style>
    <style:style style:name="Táboa5.B15" style:family="table-cell">
      <style:table-cell-properties fo:padding="0.097cm" fo:border-left="0.05pt solid #009999" fo:border-right="0.05pt solid #009999" fo:border-top="none" fo:border-bottom="0.05pt solid #009999"/>
    </style:style>
    <style:style style:name="P1" style:family="paragraph" style:parent-style-name="Horizontal_20_Line">
      <style:paragraph-properties fo:text-align="end" style:justify-single-word="false"/>
    </style:style>
    <style:style style:name="P2" style:family="paragraph" style:parent-style-name="Footer">
      <style:text-properties style:font-name="Liberation Sans1" fo:font-size="10pt" officeooo:rsid="000752a9" officeooo:paragraph-rsid="000752a9" style:font-size-asian="10pt" style:font-size-complex="10pt"/>
    </style:style>
    <style:style style:name="P3" style:family="paragraph" style:parent-style-name="Text_20_body">
      <style:text-properties style:font-name="Liberation Sans1" fo:font-size="10pt" fo:font-weight="bold" officeooo:rsid="001f1de3" officeooo:paragraph-rsid="001f1de3" style:font-size-asian="10pt" style:font-weight-asian="bold" style:font-size-complex="10pt" style:font-weight-complex="bold"/>
    </style:style>
    <style:style style:name="P4" style:family="paragraph" style:parent-style-name="Text_20_body">
      <style:text-properties style:font-name="Liberation Sans1" fo:font-size="10pt" fo:font-weight="bold" officeooo:rsid="001fc06f" officeooo:paragraph-rsid="001fc06f" style:font-size-asian="10pt" style:font-weight-asian="bold" style:font-size-complex="10pt" style:font-weight-complex="bold"/>
    </style:style>
    <style:style style:name="P5" style:family="paragraph" style:parent-style-name="Text_20_body">
      <style:text-properties style:font-name="Liberation Sans1" fo:font-size="10pt" fo:font-weight="bold" officeooo:rsid="0021271c" officeooo:paragraph-rsid="0021271c" style:font-size-asian="10pt" style:font-weight-asian="bold" style:font-size-complex="10pt" style:font-weight-complex="bold"/>
    </style:style>
    <style:style style:name="P6" style:family="paragraph" style:parent-style-name="Text_20_body">
      <style:text-properties style:font-name="Liberation Sans1" fo:font-size="10pt" fo:font-weight="bold" officeooo:rsid="00217b22" officeooo:paragraph-rsid="00217b22" style:font-size-asian="10pt" style:font-weight-asian="bold" style:font-size-complex="10pt" style:font-weight-complex="bold"/>
    </style:style>
    <style:style style:name="P7" style:family="paragraph" style:parent-style-name="Text_20_body">
      <style:text-properties style:font-name="Liberation Sans1" fo:font-size="10pt" style:font-size-asian="10pt" style:font-size-complex="10pt"/>
    </style:style>
    <style:style style:name="P8" style:family="paragraph" style:parent-style-name="Text_20_body">
      <style:text-properties style:font-name="Liberation Sans1" fo:font-size="10pt" officeooo:rsid="001f1de3" officeooo:paragraph-rsid="001f1de3" style:font-size-asian="10pt" style:font-size-complex="10pt"/>
    </style:style>
    <style:style style:name="P9" style:family="paragraph" style:parent-style-name="Text_20_body">
      <style:text-properties style:font-name="Liberation Sans1" fo:font-size="10pt" officeooo:rsid="001f1de3" officeooo:paragraph-rsid="00217b22" style:font-size-asian="10pt" style:font-size-complex="10pt"/>
    </style:style>
    <style:style style:name="P10" style:family="paragraph" style:parent-style-name="Text_20_body">
      <style:text-properties style:font-name="Liberation Sans1" fo:font-size="10pt" officeooo:rsid="001fc06f" officeooo:paragraph-rsid="001fc06f" style:font-size-asian="10pt" style:font-size-complex="10pt"/>
    </style:style>
    <style:style style:name="P11" style:family="paragraph" style:parent-style-name="Text_20_body">
      <style:text-properties style:font-name="Liberation Sans1" fo:font-size="10pt" officeooo:rsid="00217b22" officeooo:paragraph-rsid="00217b22" style:font-size-asian="10pt" style:font-size-complex="10pt"/>
    </style:style>
    <style:style style:name="P12" style:family="paragraph" style:parent-style-name="Text_20_body">
      <style:text-properties style:font-name="Liberation Sans1" fo:font-size="10pt" officeooo:rsid="002315be" officeooo:paragraph-rsid="002315be" style:font-size-asian="10pt" style:font-size-complex="10pt"/>
    </style:style>
    <style:style style:name="P13" style:family="paragraph" style:parent-style-name="Text_20_body">
      <style:text-properties style:font-name="Liberation Sans1" fo:font-size="10pt" officeooo:rsid="00251c3d" officeooo:paragraph-rsid="00251c3d" style:font-size-asian="10pt" style:font-size-complex="10pt"/>
    </style:style>
    <style:style style:name="P14" style:family="paragraph" style:parent-style-name="Text_20_body">
      <style:text-properties style:font-name="Liberation Sans1" fo:font-size="10pt" officeooo:paragraph-rsid="0026843c" style:font-size-asian="10pt" style:font-size-complex="10pt"/>
    </style:style>
    <style:style style:name="P15" style:family="paragraph" style:parent-style-name="Text_20_body">
      <style:text-properties style:font-name="Liberation Sans1" fo:font-size="10pt" officeooo:rsid="002abf48" officeooo:paragraph-rsid="002abf48" style:font-size-asian="10pt" style:font-size-complex="10pt"/>
    </style:style>
    <style:style style:name="P16" style:family="paragraph" style:parent-style-name="Text_20_body">
      <style:text-properties style:font-name="Liberation Sans1" fo:font-size="10pt" officeooo:rsid="002ca3f4" officeooo:paragraph-rsid="002ca3f4" style:font-size-asian="10pt" style:font-size-complex="10pt"/>
    </style:style>
    <style:style style:name="P17"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style:font-name="Liberation Sans1" fo:font-size="9pt" style:font-size-asian="9pt" style:font-size-complex="9pt"/>
    </style:style>
    <style:style style:name="P18" style:family="paragraph" style:parent-style-name="Text_20_body" style:list-style-name="L6">
      <loext:graphic-properties draw:fill="none"/>
      <style:paragraph-properties fo:margin-left="1cm" fo:margin-right="0cm" fo:margin-top="0cm" fo:margin-bottom="0.247cm" loext:contextual-spacing="false" fo:line-height="120%" fo:text-indent="0cm" style:auto-text-indent="false" fo:background-color="transparent"/>
      <style:text-properties style:font-name="Liberation Sans1" fo:font-size="9pt" style:font-size-asian="9pt" style:font-size-complex="9pt"/>
    </style:style>
    <style:style style:name="P19" style:family="paragraph" style:parent-style-name="Text_20_body" style:list-style-name="L7">
      <loext:graphic-properties draw:fill="none"/>
      <style:paragraph-properties fo:margin-left="1cm" fo:margin-right="0cm" fo:margin-top="0cm" fo:margin-bottom="0.247cm" loext:contextual-spacing="false" fo:line-height="120%" fo:text-indent="0cm" style:auto-text-indent="false" fo:background-color="transparent"/>
      <style:text-properties style:font-name="Liberation Sans1" fo:font-size="9pt" style:font-size-asian="9pt" style:font-size-complex="9pt"/>
    </style:style>
    <style:style style:name="P20"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style:font-name="Liberation Sans1" fo:font-size="10pt" style:text-underline-style="none" fo:font-weight="bold" style:font-size-asian="10pt" style:font-weight-asian="bold" style:font-size-complex="10pt" style:font-weight-complex="bold"/>
    </style:style>
    <style:style style:name="P21"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style:font-name="Liberation Sans1" fo:font-size="10pt" fo:font-weight="bold" style:font-size-asian="10pt" style:font-weight-asian="bold" style:font-size-complex="10pt" style:font-weight-complex="bold"/>
    </style:style>
    <style:style style:name="P22" style:family="paragraph" style:parent-style-name="Heading_20_2">
      <style:paragraph-properties fo:margin-left="0cm" fo:margin-right="0cm" fo:margin-top="0cm" fo:margin-bottom="0cm" loext:contextual-spacing="false" fo:text-align="end" style:justify-single-word="false" fo:text-indent="0cm" style:auto-text-indent="false"/>
      <style:text-properties style:font-name="FreeSans" fo:font-size="14pt" fo:font-weight="bold" officeooo:rsid="001a489f" officeooo:paragraph-rsid="000752a9" style:font-size-asian="14pt" style:font-weight-asian="bold" style:font-size-complex="14pt" style:font-weight-complex="bold"/>
    </style:style>
    <style:style style:name="P23" style:family="paragraph" style:parent-style-name="Heading_20_2">
      <style:paragraph-properties fo:margin-left="0cm" fo:margin-right="0cm" fo:margin-top="0cm" fo:margin-bottom="0cm" loext:contextual-spacing="false" fo:text-align="end" style:justify-single-word="false" fo:text-indent="0cm" style:auto-text-indent="false"/>
      <style:text-properties style:font-name="FreeSans" fo:font-size="14pt" officeooo:paragraph-rsid="000752a9" style:font-size-asian="14pt" style:font-size-complex="14pt"/>
    </style:style>
    <style:style style:name="P24" style:family="paragraph" style:parent-style-name="Quotations">
      <style:paragraph-properties fo:margin-left="1cm" fo:margin-right="1cm" fo:margin-top="0cm" fo:margin-bottom="0cm" loext:contextual-spacing="false" fo:line-height="125%" fo:text-align="start" style:justify-single-word="false" fo:orphans="2" fo:widows="2" fo:text-indent="0cm" style:auto-text-indent="false" fo:padding-left="0.432cm" fo:padding-right="0cm" fo:padding-top="0cm" fo:padding-bottom="0cm" fo:border-left="4.11pt solid #eeeeee" fo:border-right="none" fo:border-top="none" fo:border-bottom="none" style:writing-mode="lr-tb"/>
      <style:text-properties fo:font-variant="normal" fo:text-transform="none" fo:color="#333333" style:font-name="Helvetica Neue" fo:font-size="12.25pt" fo:letter-spacing="normal" fo:font-style="normal" fo:font-weight="normal"/>
    </style:style>
    <style:style style:name="P25" style:family="paragraph" style:parent-style-name="Table_20_Contents">
      <style:text-properties style:font-name="Liberation Sans1" fo:font-size="10pt" style:font-size-asian="10pt" style:font-size-complex="10pt"/>
    </style:style>
    <style:style style:name="P26" style:family="paragraph" style:parent-style-name="Table_20_Contents">
      <style:text-properties style:font-name="Liberation Sans1" fo:font-size="10pt" officeooo:rsid="001d34c9" officeooo:paragraph-rsid="002d20f4" style:font-size-asian="10pt" style:font-size-complex="10pt"/>
    </style:style>
    <style:style style:name="P27" style:family="paragraph" style:parent-style-name="Table_20_Contents">
      <style:text-properties style:font-name="Liberation Sans1" fo:font-size="10pt" officeooo:rsid="002d628c" officeooo:paragraph-rsid="002d628c" style:font-size-asian="10pt" style:font-size-complex="10pt"/>
    </style:style>
    <style:style style:name="P28" style:family="paragraph" style:parent-style-name="Table_20_Contents">
      <style:text-properties style:font-name="Liberation Sans1" fo:font-size="10pt" officeooo:rsid="002e7cec" officeooo:paragraph-rsid="002e7cec" style:font-size-asian="10pt" style:font-size-complex="10pt"/>
    </style:style>
    <style:style style:name="P29" style:family="paragraph" style:parent-style-name="Table_20_Contents">
      <style:text-properties style:font-name="Liberation Sans1" fo:font-size="10pt" officeooo:rsid="002e830b" officeooo:paragraph-rsid="002e830b" style:font-size-asian="10pt" style:font-size-complex="10pt"/>
    </style:style>
    <style:style style:name="P30" style:family="paragraph" style:parent-style-name="Table_20_Contents">
      <style:paragraph-properties fo:text-align="center" style:justify-single-word="false"/>
      <style:text-properties style:font-name="Liberation Sans1" fo:font-size="10pt" officeooo:rsid="0030c55b" officeooo:paragraph-rsid="0030c55b" style:font-size-asian="10pt" style:font-size-complex="10pt"/>
    </style:style>
    <style:style style:name="P31" style:family="paragraph" style:parent-style-name="Table_20_Contents">
      <style:text-properties style:font-name="Liberation Sans1" fo:font-size="10pt" officeooo:rsid="0030c55b" officeooo:paragraph-rsid="0030c55b" style:font-size-asian="10pt" style:font-size-complex="10pt"/>
    </style:style>
    <style:style style:name="P32" style:family="paragraph" style:parent-style-name="Table_20_Contents">
      <style:text-properties style:font-name="Liberation Sans1" fo:font-size="10pt" officeooo:rsid="003260cb" officeooo:paragraph-rsid="003260cb" style:font-size-asian="10pt" style:font-size-complex="10pt"/>
    </style:style>
    <style:style style:name="P33" style:family="paragraph" style:parent-style-name="Table_20_Contents">
      <style:paragraph-properties fo:text-align="center" style:justify-single-word="false"/>
      <style:text-properties style:font-name="Liberation Sans1" fo:font-size="10pt" officeooo:rsid="003260cb" officeooo:paragraph-rsid="003260cb" style:font-size-asian="10pt" style:font-size-complex="10pt"/>
    </style:style>
    <style:style style:name="P34" style:family="paragraph" style:parent-style-name="Table_20_Contents">
      <style:text-properties style:font-name="Liberation Sans1" fo:font-size="10pt" officeooo:rsid="00329c9a" officeooo:paragraph-rsid="00329c9a" style:font-size-asian="10pt" style:font-size-complex="10pt"/>
    </style:style>
    <style:style style:name="P35" style:family="paragraph" style:parent-style-name="Table_20_Contents">
      <style:paragraph-properties fo:text-align="center" style:justify-single-word="false"/>
      <style:text-properties style:font-name="Liberation Sans1" fo:font-size="10pt" officeooo:rsid="00329c9a" officeooo:paragraph-rsid="00329c9a" style:font-size-asian="10pt" style:font-size-complex="10pt"/>
    </style:style>
    <style:style style:name="P36" style:family="paragraph" style:parent-style-name="Table_20_Contents">
      <style:text-properties style:font-name="Liberation Sans1" fo:font-size="10pt" officeooo:rsid="00333882" officeooo:paragraph-rsid="00333882" style:font-size-asian="10pt" style:font-size-complex="10pt"/>
    </style:style>
    <style:style style:name="P37" style:family="paragraph" style:parent-style-name="Table_20_Contents">
      <style:paragraph-properties fo:text-align="center" style:justify-single-word="false"/>
      <style:text-properties style:font-name="Liberation Sans1" fo:font-size="10pt" officeooo:rsid="00333882" officeooo:paragraph-rsid="00333882" style:font-size-asian="10pt" style:font-size-complex="10pt"/>
    </style:style>
    <style:style style:name="P38" style:family="paragraph" style:parent-style-name="Table_20_Contents">
      <style:text-properties style:font-name="Liberation Sans1" fo:font-size="10pt" fo:font-weight="bold" officeooo:rsid="001d34c9" officeooo:paragraph-rsid="002d20f4" style:font-size-asian="10pt" style:font-weight-asian="bold" style:font-size-complex="10pt" style:font-weight-complex="bold"/>
    </style:style>
    <style:style style:name="P39" style:family="paragraph" style:parent-style-name="Table_20_Contents">
      <style:text-properties style:font-name="Liberation Sans1" fo:font-size="10pt" fo:font-weight="bold" officeooo:rsid="002e7cec" officeooo:paragraph-rsid="002e7cec" style:font-size-asian="10pt" style:font-weight-asian="bold" style:font-size-complex="10pt" style:font-weight-complex="bold"/>
    </style:style>
    <style:style style:name="P40" style:family="paragraph" style:parent-style-name="Table_20_Contents">
      <style:text-properties style:font-name="Liberation Sans1" fo:font-size="10pt" fo:font-weight="bold" officeooo:rsid="00329c9a" officeooo:paragraph-rsid="00329c9a"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style:font-name="Liberation Sans1" fo:font-size="10pt" fo:font-weight="bold" officeooo:rsid="00329c9a" officeooo:paragraph-rsid="00329c9a" style:font-size-asian="10pt" style:font-weight-asian="bold" style:font-size-complex="10pt" style:font-weight-complex="bold"/>
    </style:style>
    <style:style style:name="P42" style:family="paragraph" style:parent-style-name="Table_20_Contents">
      <style:text-properties style:font-name="Liberation Sans1" fo:font-size="10pt" fo:font-weight="bold" officeooo:rsid="00329c9a" officeooo:paragraph-rsid="00333882" style:font-size-asian="10pt" style:font-weight-asian="bold" style:font-size-complex="10pt" style:font-weight-complex="bold"/>
    </style:style>
    <style:style style:name="P43" style:family="paragraph" style:parent-style-name="Table_20_Contents">
      <style:text-properties style:font-name="Liberation Sans1" fo:font-size="10pt" fo:font-weight="bold" officeooo:rsid="00333882" officeooo:paragraph-rsid="00333882" style:font-size-asian="10pt" style:font-weight-asian="bold" style:font-size-complex="10pt" style:font-weight-complex="bold"/>
    </style:style>
    <style:style style:name="P44" style:family="paragraph" style:parent-style-name="Table_20_Contents">
      <style:paragraph-properties fo:text-align="center" style:justify-single-word="false"/>
      <style:text-properties style:font-name="Liberation Sans1" fo:font-size="10pt" fo:font-weight="bold" officeooo:rsid="00333882" officeooo:paragraph-rsid="00333882" style:font-size-asian="10pt" style:font-weight-asian="bold" style:font-size-complex="10pt" style:font-weight-complex="bold"/>
    </style:style>
    <style:style style:name="P45" style:family="paragraph" style:parent-style-name="Table_20_Contents">
      <style:paragraph-properties fo:text-align="center" style:justify-single-word="false"/>
      <style:text-properties style:font-name="Liberation Sans1" fo:font-size="10pt" fo:font-weight="normal" officeooo:rsid="00333882" officeooo:paragraph-rsid="00333882" style:font-size-asian="10pt" style:font-weight-asian="normal" style:font-size-complex="10pt" style:font-weight-complex="normal"/>
    </style:style>
    <style:style style:name="P46" style:family="paragraph" style:parent-style-name="Table_20_Contents">
      <style:text-properties style:font-name="Liberation Sans1" fo:font-size="10pt" fo:font-weight="normal" officeooo:rsid="00333882" officeooo:paragraph-rsid="00333882" style:font-size-asian="10pt" style:font-weight-asian="normal" style:font-size-complex="10pt" style:font-weight-complex="normal"/>
    </style:style>
    <style:style style:name="P47" style:family="paragraph" style:parent-style-name="Table_20_Contents">
      <style:paragraph-properties fo:text-align="center" style:justify-single-word="false"/>
      <style:text-properties fo:color="#ffffff" style:font-name="Liberation Sans1" fo:font-size="10pt" fo:font-weight="bold" officeooo:rsid="0030c55b" officeooo:paragraph-rsid="0030c55b" style:font-size-asian="10pt" style:font-weight-asian="bold" style:font-size-complex="10pt" style:font-weight-complex="bold"/>
    </style:style>
    <style:style style:name="P48" style:family="paragraph" style:parent-style-name="Table_20_Contents">
      <style:paragraph-properties fo:text-align="center" style:justify-single-word="false"/>
      <style:text-properties fo:color="#ffffff" style:font-name="Liberation Sans1" fo:font-size="10pt" fo:font-weight="bold" officeooo:rsid="003260cb" officeooo:paragraph-rsid="003260cb" style:font-size-asian="10pt" style:font-weight-asian="bold" style:font-size-complex="10pt" style:font-weight-complex="bold"/>
    </style:style>
    <style:style style:name="P49" style:family="paragraph" style:parent-style-name="Table_20_Contents">
      <style:paragraph-properties fo:text-align="center" style:justify-single-word="false"/>
      <style:text-properties fo:color="#ffffff" style:font-name="Liberation Sans1" fo:font-size="10pt" fo:font-weight="bold" officeooo:rsid="00329c9a" officeooo:paragraph-rsid="00329c9a" style:font-size-asian="10pt" style:font-weight-asian="bold" style:font-size-complex="10pt" style:font-weight-complex="bold"/>
    </style:style>
    <style:style style:name="P50" style:family="paragraph" style:parent-style-name="Table_20_Contents">
      <style:paragraph-properties fo:text-align="center" style:justify-single-word="false"/>
      <style:text-properties fo:color="#ffffff" style:font-name="Liberation Sans1" fo:font-size="10pt" fo:font-weight="bold" officeooo:rsid="0032eaa9" officeooo:paragraph-rsid="0032eaa9" style:font-size-asian="10pt" style:font-weight-asian="bold" style:font-size-complex="10pt" style:font-weight-complex="bold"/>
    </style:style>
    <style:style style:name="P51" style:family="paragraph" style:parent-style-name="Table_20_Contents">
      <style:paragraph-properties fo:text-align="center" style:justify-single-word="false"/>
      <style:text-properties fo:color="#ffffff" style:font-name="Liberation Sans1" fo:font-size="10pt" fo:font-weight="bold" officeooo:rsid="00333882" officeooo:paragraph-rsid="00333882" style:font-size-asian="10pt" style:font-weight-asian="bold" style:font-size-complex="10pt" style:font-weight-complex="bold"/>
    </style:style>
    <style:style style:name="P52" style:family="paragraph" style:parent-style-name="Table_20_Contents">
      <style:paragraph-properties fo:text-align="center" style:justify-single-word="false"/>
      <style:text-properties fo:color="#ffffff" style:font-name="Liberation Sans1" fo:font-size="12pt" fo:font-weight="bold" officeooo:rsid="0030c55b" officeooo:paragraph-rsid="0030c55b" style:font-size-asian="12pt" style:font-weight-asian="bold" style:font-size-complex="12pt" style:font-weight-complex="bold"/>
    </style:style>
    <style:style style:name="P53" style:family="paragraph" style:parent-style-name="Table_20_Contents">
      <style:text-properties fo:color="#000000" style:font-name="Liberation Sans1" fo:font-size="10pt" fo:font-weight="bold" officeooo:rsid="0030c55b" officeooo:paragraph-rsid="0030c55b" style:font-size-asian="10pt" style:font-weight-asian="bold" style:font-size-complex="10pt" style:font-weight-complex="bold"/>
    </style:style>
    <style:style style:name="P54" style:family="paragraph" style:parent-style-name="Table_20_Contents">
      <style:paragraph-properties fo:text-align="center" style:justify-single-word="false"/>
      <style:text-properties fo:color="#000000" style:font-name="Liberation Sans1" fo:font-size="10pt" fo:font-weight="bold" officeooo:rsid="0030c55b" officeooo:paragraph-rsid="0030c55b" style:font-size-asian="10pt" style:font-weight-asian="bold" style:font-size-complex="10pt" style:font-weight-complex="bold"/>
    </style:style>
    <style:style style:name="T1" style:family="text">
      <style:text-properties fo:font-variant="normal" fo:text-transform="none" fo:color="#000000" fo:letter-spacing="normal" fo:font-style="normal" style:text-underline-style="none"/>
    </style:style>
    <style:style style:name="T2" style:family="text">
      <style:text-properties fo:font-variant="normal" fo:text-transform="none" fo:color="#000000" fo:letter-spacing="normal" fo:font-style="normal" style:text-underline-style="none" fo:font-weight="bold" officeooo:rsid="001a489f" style:font-weight-asian="bold" style:font-weight-complex="bold"/>
    </style:style>
    <style:style style:name="T3" style:family="text">
      <style:text-properties fo:font-variant="normal" fo:text-transform="none" fo:color="#333333" style:font-name="Helvetica Neue" fo:font-size="9.80000019073486pt" fo:letter-spacing="normal" fo:font-style="normal" fo:font-weight="bold"/>
    </style:style>
    <style:style style:name="T4" style:family="text">
      <style:text-properties style:font-name="Liberation Sans" fo:font-size="10pt" officeooo:rsid="000752a9" style:font-size-asian="10pt" style:font-size-complex="10pt"/>
    </style:style>
    <style:style style:name="T5" style:family="text">
      <style:text-properties style:font-name="Liberation Sans" fo:font-size="10pt" officeooo:rsid="001ec3e6" style:font-size-asian="10pt" style:font-size-complex="10pt"/>
    </style:style>
    <style:style style:name="T6" style:family="text">
      <style:text-properties style:font-name="Liberation Sans" fo:font-size="10pt" fo:font-weight="bold" officeooo:rsid="000cded4" style:font-size-asian="10pt" style:font-weight-asian="bold" style:font-size-complex="10pt" style:font-weight-complex="bold"/>
    </style:style>
    <style:style style:name="T7" style:family="text">
      <style:text-properties style:font-name="Liberation Sans" fo:font-size="10pt" fo:font-weight="bold" officeooo:rsid="001b2fe9" style:font-size-asian="10pt" style:font-weight-asian="bold" style:font-size-complex="10pt" style:font-weight-complex="bold"/>
    </style:style>
    <style:style style:name="T8" style:family="text">
      <style:text-properties style:font-name="Liberation Sans" fo:font-size="10pt" fo:font-weight="bold" officeooo:rsid="001ec3e6" style:font-size-asian="10pt" style:font-weight-asian="bold" style:font-size-complex="10pt" style:font-weight-complex="bold"/>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officeooo:rsid="001ec3e6"/>
    </style:style>
    <style:style style:name="T12" style:family="text">
      <style:text-properties officeooo:rsid="001fc06f"/>
    </style:style>
    <style:style style:name="T13" style:family="text">
      <style:text-properties officeooo:rsid="0021271c"/>
    </style:style>
    <style:style style:name="T14" style:family="text">
      <style:text-properties officeooo:rsid="00217b22"/>
    </style:style>
    <style:style style:name="T15" style:family="text">
      <style:text-properties officeooo:rsid="00234f55"/>
    </style:style>
    <style:style style:name="T16" style:family="text">
      <style:text-properties officeooo:rsid="0026843c"/>
    </style:style>
    <style:style style:name="T17" style:family="text">
      <style:text-properties officeooo:rsid="002abf48"/>
    </style:style>
    <style:style style:name="T18" style:family="text">
      <style:text-properties officeooo:rsid="002e7cec"/>
    </style:style>
    <style:style style:name="T19" style:family="text">
      <style:text-properties officeooo:rsid="002e830b"/>
    </style:style>
    <style:style style:name="T20" style:family="text">
      <style:text-properties officeooo:rsid="002f336c"/>
    </style:style>
    <style:style style:name="T21" style:family="text">
      <style:text-properties officeooo:rsid="00329c9a"/>
    </style:style>
    <style:style style:name="T22" style:family="text">
      <style:text-properties officeooo:rsid="0032eaa9"/>
    </style:style>
    <text:list-style style:name="L1">
      <text:list-level-style-number text:level="1" text:style-name="Numbering_20_Symbols" style:num-suffix="." style:num-format="1">
        <style:list-level-properties text:space-before="0.72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a">
        <style:list-level-properties text:space-before="0.721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
      <text:list-level-style-bullet text:level="1" text:style-name="Bullet_20_Symbols" style:num-suffix="." text:bullet-char="•">
        <style:list-level-properties text:space-before="0.72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2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2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2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Strong_20_Emphasis"><text:span text:style-name="T3">Actividade 1: Investimentos.</text:span></text:span></text:p>
      <text:p text:style-name="P24">Realiza un plan de investimentos do teu proxecto.</text:p>
      <text:p text:style-name="P7"/>
      <text:p text:style-name="P8">PLAN DE INVE<text:span text:style-name="T15">STIMENTO</text:span> INICIAL</text:p>
      <text:p text:style-name="P3">- Terreos -</text:p>
      <text:p text:style-name="P8">Xa que a nosa empresa se trata dunha start-up onde por medio dunha plataforma web se poñan en contacto produtores agrícolas de proximidade con consumidores eliminando distribuidores e intermediarios consideramos primordial para botar a andar o proxecto <text:span text:style-name="T12">que contemos con produtores que poidan comezar a nosa experiencia dende unha fase piloto. </text:span></text:p>
      <text:p text:style-name="P10">Non suporía investimento para a nosa sociedade xa que poderiamos contar coa produción própria achegada por persoas próximas a nós, familiares, amigos etc.</text:p>
      <text:p text:style-name="P4">- Edificios e Locais -</text:p>
      <text:p text:style-name="P10">Solicitaríamos ao Concello de Ogrobe un local dentro do seu plan de desenrolo de novos negocios.</text:p>
      <text:p text:style-name="P8">Non necesitaremos ningún tipo de fianza xa que estes locais son proporcionados polo Concello no seu plan de desenrolo, e só necesitaremos pagar unha <text:span text:style-name="T12">achega</text:span> mensual de 300,00 €, sempre que sexa admitida a nosa proposta de negocio.</text:p>
      <text:p text:style-name="P5">- Instalacións e Acondicionamento -</text:p>
      <text:p text:style-name="P8">Como os loca<text:span text:style-name="T12">i</text:span>s se <text:span text:style-name="T12">atop</text:span>an s<text:span text:style-name="T12">e</text:span>n preparar, teremos que contratar persoal para que nos realice <text:span text:style-name="T12">o</text:span> acondicionamento n<text:span text:style-name="T12">o</text:span> p<text:span text:style-name="T12">r</text:span>azo de 30 días (fontanería, solería, alicatado, electricidad<text:span text:style-name="T12">e</text:span> <text:span text:style-name="T12">e</text:span> pintura), solicitando <text:span text:style-name="T12">orzamentos</text:span> <text:span text:style-name="T12">e</text:span> sendo <text:span text:style-name="T12">o</text:span> má<text:span text:style-name="T12">i</text:span>s adecuado, <text:span text:style-name="T12">o </text:span>ofrecido pola empresa <text:span text:style-name="T12">BRIONES OBRAS Y REFORMAS S.L.</text:span> que alcanza os 2.500,00 € pola man de obra <text:span text:style-name="T12">e </text:span>os materias de alba<text:span text:style-name="T12">ne</text:span>lería <text:span text:style-name="T12">e</text:span> esca<text:span text:style-name="T12">i</text:span>ola, <text:span text:style-name="T12">tendo nós</text:span> que <text:span text:style-name="T12">f</text:span>acer<text:span text:style-name="T12">nos</text:span> cargo da compra d<text:span text:style-name="T12">o </text:span>material de fontanería, electricidad<text:span text:style-name="T12">e</text:span>, soler<text:span text:style-name="T12">í</text:span>a <text:span text:style-name="T12">e</text:span> alicatado, o que sup<text:span text:style-name="T12">ón</text:span> un desembolso de 1.500,00 €</text:p>
      <text:p text:style-name="P5">- Moblaxe e utensilios de oficina -</text:p>
      <text:p text:style-name="P8"><text:span text:style-name="T13">A</text:span>s <text:span text:style-name="T13">cadeiras</text:span>, sill<text:span text:style-name="T13">óns</text:span>, mesas <text:span text:style-name="T13">e</text:span> armarios <text:span text:style-name="T13">serán adquiridos</text:span> en IKEA, ascendendo <text:span text:style-name="T13">o</text:span> <text:span text:style-name="T13">orzamentos </text:span>total a 1.500,00 €</text:p>
      <text:p text:style-name="P9"><text:span text:style-name="T14">C</text:span>on 100,00 € pod<text:span text:style-name="T14">e</text:span>remos adquirir <text:span text:style-name="T14">lixivia</text:span>, aeroso<text:span text:style-name="T14">i</text:span>s, deter<text:span text:style-name="T14">x</text:span>entes, <text:span text:style-name="T14">vasoiras</text:span>, fregonas <text:span text:style-name="T14">e </text:span>dem<text:span text:style-name="T14">ai</text:span>s produtos de limpeza para <text:span text:style-name="T14">o</text:span> local. Desembolsaremos 250,00 € na compra de folios de papel, bolígrafos, <text:span text:style-name="T14">papelaría</text:span>, ca<text:span text:style-name="T14">rtafoles</text:span>, A-Z, <text:span text:style-name="T14">e</text:span> diverso material de oficina.</text:p>
      <text:p text:style-name="P5">- Maquinaria e ferramentas -</text:p>
      <text:p text:style-name="P8"><text:s/>Encargaremos a un d<text:span text:style-name="T13">os</text:span> n<text:span text:style-name="T13">os</text:span>os provedores a compra de 5 ordenadores completos por un montante de <text:span text:style-name="T21">6</text:span>.000,00 €, m<text:span text:style-name="T13">ái</text:span>s do<text:span text:style-name="T13">u</text:span>s ordenadores <text:span text:style-name="T13">tipo laptop</text:span> por 1.250,00 €, un TPV con escáner por 700,00 €, 2 impresoras multifunción por 150,00 € <text:span text:style-name="T13">e</text:span> una impresora láser <text:span text:style-name="T13">a</text:span> cor por 400,00 € (est<text:span text:style-name="T13">es</text:span> materia<text:span text:style-name="T13">i</text:span>s informáticos serán adquiridos mediante Leasing) </text:p>
      <text:p text:style-name="P8">A<text:span text:style-name="T13">o</text:span> <text:span text:style-name="T13">comezo</text:span> d<text:span text:style-name="T13">a</text:span> n<text:span text:style-name="T13">osa</text:span> actividad<text:span text:style-name="T13">e</text:span> <text:span text:style-name="T13">empregaremos os</text:span> n<text:span text:style-name="T13">os</text:span>os pr<text:span text:style-name="T13">ó</text:span>p<text:span text:style-name="T13">r</text:span>ios vehículos, os c<text:span text:style-name="T13">ai</text:span>s t<text:span text:style-name="T13">eñen </text:span>suficiente capacidad<text:span text:style-name="T13">e</text:span> <text:span text:style-name="T13">e</text:span> fiabilidad<text:span text:style-name="T13">e</text:span> para realizar desp<text:span text:style-name="T13">r</text:span>azamentos <text:span text:style-name="T13">e</text:span> transporte de peque<text:span text:style-name="T13">na</text:span>s merca<text:span text:style-name="T13">dorí</text:span>as.</text:p>
      <text:p text:style-name="P8">Optaremos por instalar programas libres de licencia que nos de<text:span text:style-name="T13">a</text:span>n un respiro económico, <text:span text:style-name="T13">polo</text:span> menos a<text:span text:style-name="T13">o</text:span> principio.</text:p>
      <text:p text:style-name="P11">Tamén adicaremos unha partida de non máis de 300,00 € a mercar ferramentas próprias do traballo agrícola para os nosos labores de promoción e asesoramento así como posibles actividades en centros educativos etc. Destinadas a publicitar o fin do noso proxecto.</text:p>
      <text:p text:style-name="P11">Buscaremos entre os nosos provedores para asinar con eles un confirming co cal realizar un catálogo de servizos e produtos que ofreceremos á venda dende a nosa plataforma web.</text:p>
      <text:p text:style-name="P6"><text:soft-page-break/>- Gastos de posta en marcha da empresa -</text:p>
      <text:p text:style-name="P12">Para gastos de xestoría no que compete á posta en marcha da empresa desembolsaremos non máis de 1000,00 € para pagar avogados, xestor, taxas etc.</text:p>
      <text:p text:style-name="P8">Para poder comezar <text:span text:style-name="T14">a </text:span>n<text:span text:style-name="T14">os</text:span>a actividad<text:span text:style-name="T14">e</text:span> coas suficientes garantías deberemos ter un mínimo de 6.000,00 € como previsión de fondos, tendo en c<text:span text:style-name="T14">o</text:span>nta que <text:span text:style-name="T14">o </text:span>n<text:span text:style-name="T14">os</text:span>o salario será abonado a partir<text:span text:style-name="T14">es</text:span> d<text:span text:style-name="T14">o</text:span> terce<text:span text:style-name="T14">i</text:span>r<text:span text:style-name="T14">o</text:span> mes, <text:span text:style-name="T14">x</text:span>a que o principal será arrancar coa f<text:span text:style-name="T14">o</text:span>rza que nos dará <text:span text:style-name="T14">o</text:span> respaldo económico que te<text:span text:style-name="T14">re</text:span>mos, s<text:span text:style-name="T14">e</text:span>n necesidad<text:span text:style-name="T14">e</text:span> de contar con este desembolso económico inicial.</text:p>
      <text:p text:style-name="P12">En materia de promoción do negocio pensamos en realizar varias campañas que van dende labores de SEO e SEM na web até patrocinar eventos onde traer a diferentes persoas relacionadas co mundo do comercio web e o comercio xusto, a agricultura de proximidade, a nutrición, hostalaría etc. Polo que achegamos uns 3000,00 € para aluguer de recintos, promoción de eventos e gastos de persoal e contratación.</text:p>
      <table:table table:name="Táboa1" table:style-name="Táboa1">
        <table:table-column table:style-name="Táboa1.A"/>
        <table:table-column table:style-name="Táboa1.B"/>
        <table:table-row table:style-name="Táboa1.1">
          <table:table-cell table:style-name="Táboa1.A1" table:number-columns-spanned="2" office:value-type="string">
            <text:p text:style-name="P52">RESUMO DE INVESTIMENTO INICIAL</text:p>
          </table:table-cell>
          <table:covered-table-cell/>
        </table:table-row>
        <table:table-row table:style-name="Táboa1.2">
          <table:table-cell table:style-name="Táboa1.A2" office:value-type="string">
            <table:table table:name="Táboa2" table:style-name="Táboa2">
              <table:table-column table:style-name="Táboa2.A"/>
              <table:table-column table:style-name="Táboa2.B"/>
              <table:table-row>
                <table:table-cell table:style-name="Táboa2.A1" table:number-columns-spanned="2" office:value-type="string">
                  <text:p text:style-name="P47">GASTOS DE CONSTITUCIÓN</text:p>
                </table:table-cell>
                <table:covered-table-cell/>
              </table:table-row>
              <table:table-row>
                <table:table-cell table:style-name="Táboa2.A2" office:value-type="string">
                  <text:p text:style-name="P31">Certificado negativo de nome</text:p>
                </table:table-cell>
                <table:table-cell table:style-name="Táboa2.B2" office:value-type="string">
                  <text:p text:style-name="P30">23,65 €</text:p>
                </table:table-cell>
              </table:table-row>
              <table:table-row>
                <table:table-cell table:style-name="Táboa2.A9" office:value-type="string">
                  <text:p text:style-name="P31">Gastos notariais</text:p>
                </table:table-cell>
                <table:table-cell table:style-name="Táboa2.B9" office:value-type="string">
                  <text:p text:style-name="P30">225,45 €</text:p>
                </table:table-cell>
              </table:table-row>
              <table:table-row>
                <table:table-cell table:style-name="Táboa2.A9" office:value-type="string">
                  <text:p text:style-name="P31">Inscrición en Rexistro Mercantil</text:p>
                </table:table-cell>
                <table:table-cell table:style-name="Táboa2.B9" office:value-type="string">
                  <text:p text:style-name="P30">123,78 €</text:p>
                </table:table-cell>
              </table:table-row>
              <table:table-row>
                <table:table-cell table:style-name="Táboa2.A9" office:value-type="string">
                  <text:p text:style-name="P31">Compra Libro Visita e Reclamacións</text:p>
                </table:table-cell>
                <table:table-cell table:style-name="Táboa2.B9" office:value-type="string">
                  <text:p text:style-name="P30">10,00 €</text:p>
                </table:table-cell>
              </table:table-row>
              <table:table-row>
                <table:table-cell table:style-name="Táboa2.A9" office:value-type="string">
                  <text:p text:style-name="P31">Licencia de obra e apertura</text:p>
                </table:table-cell>
                <table:table-cell table:style-name="Táboa2.B9" office:value-type="string">
                  <text:p text:style-name="P30">334,00 €</text:p>
                </table:table-cell>
              </table:table-row>
              <table:table-row>
                <table:table-cell table:style-name="Táboa2.A9" office:value-type="string">
                  <text:p text:style-name="P31">Proxecto licencia apertura</text:p>
                </table:table-cell>
                <table:table-cell table:style-name="Táboa2.B9" office:value-type="string">
                  <text:p text:style-name="P30">800,00 €</text:p>
                </table:table-cell>
              </table:table-row>
              <table:table-row>
                <table:table-cell table:style-name="Táboa2.A9" office:value-type="string">
                  <text:p text:style-name="P31">Empresa construtora da obra </text:p>
                </table:table-cell>
                <table:table-cell table:style-name="Táboa2.B9" office:value-type="string">
                  <text:p text:style-name="P30">2.500,00 €</text:p>
                </table:table-cell>
              </table:table-row>
              <table:table-row>
                <table:table-cell table:style-name="Táboa2.A9" office:value-type="string">
                  <text:p text:style-name="P31">Materiais de construción</text:p>
                </table:table-cell>
                <table:table-cell table:style-name="Táboa2.B9" office:value-type="string">
                  <text:p text:style-name="P30">1.500,00 €</text:p>
                </table:table-cell>
              </table:table-row>
              <table:table-row>
                <table:table-cell table:style-name="Táboa2.A10" office:value-type="string">
                  <text:p text:style-name="P53">TOTAL</text:p>
                </table:table-cell>
                <table:table-cell table:style-name="Táboa2.B10" office:value-type="string">
                  <text:p text:style-name="P54">5.516,88 €</text:p>
                </table:table-cell>
              </table:table-row>
            </table:table>
            <text:p text:style-name="P31"/>
          </table:table-cell>
          <table:table-cell table:style-name="Táboa1.B2" office:value-type="string">
            <table:table table:name="Táboa3" table:style-name="Táboa3">
              <table:table-column table:style-name="Táboa3.A"/>
              <table:table-column table:style-name="Táboa3.B"/>
              <table:table-row>
                <table:table-cell table:style-name="Táboa3.A1" table:number-columns-spanned="2" office:value-type="string">
                  <text:p text:style-name="P48">SOLDOS E SALARIOS</text:p>
                </table:table-cell>
                <table:covered-table-cell/>
              </table:table-row>
              <table:table-row>
                <table:table-cell table:style-name="Táboa3.A2" office:value-type="string">
                  <text:p text:style-name="P32">Adrián Álvarez</text:p>
                </table:table-cell>
                <table:table-cell table:style-name="Táboa3.B2" office:value-type="string">
                  <text:p text:style-name="P33">800,00 €</text:p>
                </table:table-cell>
              </table:table-row>
              <table:table-row>
                <table:table-cell table:style-name="Táboa3.A3" office:value-type="string">
                  <text:p text:style-name="P32">Isabel Díaz</text:p>
                </table:table-cell>
                <table:table-cell table:style-name="Táboa3.B3" office:value-type="string">
                  <text:p text:style-name="P33">800,00 €</text:p>
                </table:table-cell>
              </table:table-row>
              <table:table-row>
                <table:table-cell table:style-name="Táboa3.A4" office:value-type="string">
                  <text:p text:style-name="P32">Xan Lamelas</text:p>
                </table:table-cell>
                <table:table-cell table:style-name="Táboa3.B4" office:value-type="string">
                  <text:p text:style-name="P33">800,00 €</text:p>
                </table:table-cell>
              </table:table-row>
              <table:table-row>
                <table:table-cell table:style-name="Táboa3.A5" office:value-type="string">
                  <text:p text:style-name="P40">TOTAL</text:p>
                </table:table-cell>
                <table:table-cell table:style-name="Táboa3.B5" office:value-type="string">
                  <text:p text:style-name="P41">2400,00 €</text:p>
                </table:table-cell>
              </table:table-row>
              <table:table-row>
                <table:table-cell table:style-name="Táboa3.A6" table:number-columns-spanned="2" office:value-type="string">
                  <text:p text:style-name="P49">SEGURIDADE SOCIAL AUTÓNOMOS</text:p>
                </table:table-cell>
                <table:covered-table-cell/>
              </table:table-row>
              <table:table-row>
                <table:table-cell table:style-name="Táboa3.A8" office:value-type="string">
                  <text:p text:style-name="P32">Adrián Álvarez</text:p>
                </table:table-cell>
                <table:table-cell table:style-name="Táboa3.B8" office:value-type="string">
                  <text:p text:style-name="P35">281,84 €</text:p>
                </table:table-cell>
              </table:table-row>
              <table:table-row>
                <table:table-cell table:style-name="Táboa3.A8" office:value-type="string">
                  <text:p text:style-name="P32">Isabel Díaz</text:p>
                </table:table-cell>
                <table:table-cell table:style-name="Táboa3.B8" office:value-type="string">
                  <text:p text:style-name="P35">281,84 €</text:p>
                </table:table-cell>
              </table:table-row>
              <table:table-row>
                <table:table-cell table:style-name="Táboa3.A10" office:value-type="string">
                  <text:p text:style-name="P32">Xan Lamelas</text:p>
                </table:table-cell>
                <table:table-cell table:style-name="Táboa3.B10" office:value-type="string">
                  <text:p text:style-name="P35">281,84 €</text:p>
                </table:table-cell>
              </table:table-row>
              <table:table-row>
                <table:table-cell table:style-name="Táboa3.A10" office:value-type="string">
                  <text:p text:style-name="P40">TOTAL</text:p>
                </table:table-cell>
                <table:table-cell table:style-name="Táboa3.B10" office:value-type="string">
                  <text:p text:style-name="P41">845,52 €</text:p>
                </table:table-cell>
              </table:table-row>
            </table:table>
            <text:p text:style-name="P25"/>
          </table:table-cell>
        </table:table-row>
        <table:table-row>
          <table:table-cell table:style-name="Táboa1.A3" office:value-type="string">
            <table:table table:name="Táboa4" table:style-name="Táboa4">
              <table:table-column table:style-name="Táboa4.A"/>
              <table:table-column table:style-name="Táboa4.B"/>
              <table:table-row>
                <table:table-cell table:style-name="Táboa4.A1" table:number-columns-spanned="2" office:value-type="string">
                  <text:p text:style-name="P50">CÁLCULO DO LEASING</text:p>
                </table:table-cell>
                <table:covered-table-cell/>
              </table:table-row>
              <table:table-row>
                <table:table-cell table:style-name="Táboa4.A2" office:value-type="string">
                  <text:p text:style-name="P34">Importe s<text:span text:style-name="T22">en</text:span> imp<text:span text:style-name="T22">o</text:span>stos</text:p>
                </table:table-cell>
                <table:table-cell table:style-name="Táboa4.B2" office:value-type="string">
                  <text:p text:style-name="P35">8.500,00 €</text:p>
                </table:table-cell>
              </table:table-row>
              <table:table-row>
                <table:table-cell table:style-name="Táboa4.A10" office:value-type="string">
                  <text:p text:style-name="P34">A<text:span text:style-name="T22">n</text:span>os</text:p>
                </table:table-cell>
                <table:table-cell table:style-name="Táboa4.B10" office:value-type="string">
                  <text:p text:style-name="P35">4</text:p>
                </table:table-cell>
              </table:table-row>
              <table:table-row>
                <table:table-cell table:style-name="Táboa4.A10" office:value-type="string">
                  <text:p text:style-name="P34">Comisión de apertura</text:p>
                </table:table-cell>
                <table:table-cell table:style-name="Táboa4.B10" office:value-type="string">
                  <text:p text:style-name="P35">0,00 %</text:p>
                </table:table-cell>
              </table:table-row>
              <table:table-row>
                <table:table-cell table:style-name="Táboa4.A10" office:value-type="string">
                  <text:p text:style-name="P34">Inter<text:span text:style-name="T22">e</text:span>s<text:span text:style-name="T22">e</text:span> nominal anticipado</text:p>
                </table:table-cell>
                <table:table-cell table:style-name="Táboa4.B10" office:value-type="string">
                  <text:p text:style-name="P35">5,00 %</text:p>
                </table:table-cell>
              </table:table-row>
              <table:table-row>
                <table:table-cell table:style-name="Táboa4.A10" office:value-type="string">
                  <text:p text:style-name="P34">per<text:span text:style-name="T22">í</text:span>odo de pago</text:p>
                </table:table-cell>
                <table:table-cell table:style-name="Táboa4.B10" office:value-type="string">
                  <text:p text:style-name="P35">12</text:p>
                </table:table-cell>
              </table:table-row>
              <table:table-row>
                <table:table-cell table:style-name="Táboa4.A10" office:value-type="string">
                  <text:p text:style-name="P34">Imp<text:span text:style-name="T22">o</text:span>stos (21% IV<text:span text:style-name="T22">E</text:span>)</text:p>
                </table:table-cell>
                <table:table-cell table:style-name="Táboa4.B10" office:value-type="string">
                  <text:p text:style-name="P35">1.975,29 €</text:p>
                </table:table-cell>
              </table:table-row>
              <table:table-row>
                <table:table-cell table:style-name="Táboa4.A10" office:value-type="string">
                  <text:p text:style-name="P34">Importe valor residual</text:p>
                </table:table-cell>
                <table:table-cell table:style-name="Táboa4.B10" office:value-type="string">
                  <text:p text:style-name="P35">500,00 €</text:p>
                </table:table-cell>
              </table:table-row>
              <table:table-row>
                <table:table-cell table:style-name="Táboa4.A10" office:value-type="string">
                  <text:p text:style-name="P34">Carga finance<text:span text:style-name="T22">i</text:span>ra</text:p>
                </table:table-cell>
                <table:table-cell table:style-name="Táboa4.B10" office:value-type="string">
                  <text:p text:style-name="P35">906,14 €</text:p>
                </table:table-cell>
              </table:table-row>
              <table:table-row>
                <table:table-cell table:style-name="Táboa4.A10" office:value-type="string">
                  <text:p text:style-name="P34">Recuperación de c<text:span text:style-name="T22">u</text:span>s<text:span text:style-name="T22">t</text:span>e</text:p>
                </table:table-cell>
                <table:table-cell table:style-name="Táboa4.B10" office:value-type="string">
                  <text:p text:style-name="P35">8.000,00 €</text:p>
                </table:table-cell>
              </table:table-row>
              <table:table-row>
                <table:table-cell table:style-name="Táboa4.A11" office:value-type="string">
                  <text:p text:style-name="P34">C<text:span text:style-name="T22">u</text:span>ste efectivo</text:p>
                </table:table-cell>
                <table:table-cell table:style-name="Táboa4.B11" office:value-type="string">
                  <text:p text:style-name="P35">6,03 %</text:p>
                </table:table-cell>
              </table:table-row>
              <table:table-row>
                <table:table-cell table:style-name="Táboa4.A12" office:value-type="string">
                  <text:p text:style-name="P40">Ren<text:span text:style-name="T22">d</text:span>a mensual fi<text:span text:style-name="T22">x</text:span>a</text:p>
                </table:table-cell>
                <table:table-cell table:style-name="Táboa4.B12" office:value-type="string">
                  <text:p text:style-name="P41">224,51 €</text:p>
                </table:table-cell>
              </table:table-row>
            </table:table>
          </table:table-cell>
          <table:table-cell table:style-name="Táboa1.B3" office:value-type="string">
            <table:table table:name="Táboa5" table:style-name="Táboa5">
              <table:table-column table:style-name="Táboa5.A"/>
              <table:table-column table:style-name="Táboa5.B"/>
              <table:table-row>
                <table:table-cell table:style-name="Táboa5.A1" table:number-columns-spanned="2" office:value-type="string">
                  <text:p text:style-name="P51">OUTROS PROVEEDORES</text:p>
                </table:table-cell>
                <table:covered-table-cell/>
              </table:table-row>
              <table:table-row>
                <table:table-cell table:style-name="Táboa5.A2" office:value-type="string">
                  <text:p text:style-name="P36">Material oficina</text:p>
                </table:table-cell>
                <table:table-cell table:style-name="Táboa5.B2" office:value-type="string">
                  <text:p text:style-name="P37">250,00 €</text:p>
                </table:table-cell>
              </table:table-row>
              <table:table-row>
                <table:table-cell table:style-name="Táboa5.A5" office:value-type="string">
                  <text:p text:style-name="P36">Material limpeza</text:p>
                </table:table-cell>
                <table:table-cell table:style-name="Táboa5.B5" office:value-type="string">
                  <text:p text:style-name="P37">100,00 €</text:p>
                </table:table-cell>
              </table:table-row>
              <table:table-row>
                <table:table-cell table:style-name="Táboa5.A5" office:value-type="string">
                  <text:p text:style-name="P36">Mobiliario</text:p>
                </table:table-cell>
                <table:table-cell table:style-name="Táboa5.B5" office:value-type="string">
                  <text:p text:style-name="P37">1.500,00 €</text:p>
                </table:table-cell>
              </table:table-row>
              <table:table-row>
                <table:table-cell table:style-name="Táboa5.A5" office:value-type="string">
                  <text:p text:style-name="P36">Ferramentas varias</text:p>
                </table:table-cell>
                <table:table-cell table:style-name="Táboa5.B5" office:value-type="string">
                  <text:p text:style-name="P37">300,00 €</text:p>
                </table:table-cell>
              </table:table-row>
              <table:table-row>
                <table:table-cell table:style-name="Táboa5.A6" office:value-type="string">
                  <text:p text:style-name="P36">Publicidade e propaganda</text:p>
                </table:table-cell>
                <table:table-cell table:style-name="Táboa5.B6" office:value-type="string">
                  <text:p text:style-name="P37">3.000,00 €</text:p>
                </table:table-cell>
              </table:table-row>
              <table:table-row>
                <table:table-cell table:style-name="Táboa5.A15" office:value-type="string">
                  <text:p text:style-name="P42">TOTAL</text:p>
                </table:table-cell>
                <table:table-cell table:style-name="Táboa5.B15" office:value-type="string">
                  <text:p text:style-name="P44">5.150,00 €</text:p>
                </table:table-cell>
              </table:table-row>
              <table:table-row>
                <table:table-cell table:style-name="Táboa5.A8" table:number-columns-spanned="2" office:value-type="string">
                  <text:p text:style-name="P51">DEVOLUCIÓN CRÉDITO ICO</text:p>
                </table:table-cell>
                <table:covered-table-cell/>
              </table:table-row>
              <table:table-row>
                <table:table-cell table:style-name="Táboa5.A15" office:value-type="string">
                  <text:p text:style-name="P46">Importe</text:p>
                </table:table-cell>
                <table:table-cell table:style-name="Táboa5.B13" office:value-type="string">
                  <text:p text:style-name="P45">15.000,00 €</text:p>
                </table:table-cell>
              </table:table-row>
              <table:table-row>
                <table:table-cell table:style-name="Táboa5.A15" office:value-type="string">
                  <text:p text:style-name="P46">Comisión de apertura</text:p>
                </table:table-cell>
                <table:table-cell table:style-name="Táboa5.B13" office:value-type="string">
                  <text:p text:style-name="P45">0,00 %</text:p>
                </table:table-cell>
              </table:table-row>
              <table:table-row>
                <table:table-cell table:style-name="Táboa5.A15" office:value-type="string">
                  <text:p text:style-name="P46">Gastos de estudo</text:p>
                </table:table-cell>
                <table:table-cell table:style-name="Táboa5.B13" office:value-type="string">
                  <text:p text:style-name="P45">0,00 €</text:p>
                </table:table-cell>
              </table:table-row>
              <table:table-row>
                <table:table-cell table:style-name="Táboa5.A15" office:value-type="string">
                  <text:p text:style-name="P46">Comisión de dispoñibilidade</text:p>
                </table:table-cell>
                <table:table-cell table:style-name="Táboa5.B13" office:value-type="string">
                  <text:p text:style-name="P45">0,00 %</text:p>
                </table:table-cell>
              </table:table-row>
              <table:table-row>
                <table:table-cell table:style-name="Táboa5.A15" office:value-type="string">
                  <text:p text:style-name="P46">Interese nominal</text:p>
                </table:table-cell>
                <table:table-cell table:style-name="Táboa5.B13" office:value-type="string">
                  <text:p text:style-name="P45">5,01 %</text:p>
                </table:table-cell>
              </table:table-row>
              <table:table-row>
                <table:table-cell table:style-name="Táboa5.A15" office:value-type="string">
                  <text:p text:style-name="P46">Tempo</text:p>
                </table:table-cell>
                <table:table-cell table:style-name="Táboa5.B14" office:value-type="string">
                  <text:p text:style-name="P45">5 anos</text:p>
                </table:table-cell>
              </table:table-row>
              <table:table-row>
                <table:table-cell table:style-name="Táboa5.A15" office:value-type="string">
                  <text:p text:style-name="P43">Mensualidade resultante</text:p>
                </table:table-cell>
                <table:table-cell table:style-name="Táboa5.B15" office:value-type="string">
                  <text:p text:style-name="P44">283,14 €</text:p>
                </table:table-cell>
              </table:table-row>
            </table:table>
            <text:p text:style-name="P25"/>
          </table:table-cell>
        </table:table-row>
      </table:table>
      <text:p text:style-name="P12"/>
      <text:p text:style-name="P12"/>
      <text:p text:style-name="P12"><text:soft-page-break/><text:span text:style-name="Strong_20_Emphasis"><text:span text:style-name="T3">Actividade 2: Financiamento.</text:span></text:span></text:p>
      <text:p text:style-name="P24"><text:bookmark text:name="yui_3_13_0_3_1490095649951_162"/><text:bookmark text:name="yui_3_13_0_3_1490095649951_161"/>Elixe cales van ser as túas liñas de financiamento.</text:p>
      <text:p text:style-name="P13"/>
      <text:p text:style-name="P14">Cada un dos socios achegaremos 3.000,00 € para comezar o noso proxecto, ademais, será necesario solicitar a unha entidade bancaria 15.000,00 € mediante un crédito, e unha vez estudadas as distintas ofertas existentes no mercado, optamos por un crédito ICO Liquidez, que está orientado a empresas, autónomos e entidades, independentemente do seu tamaño, coa única condición de estar ao corrente do pagamento coa entidade.</text:p>
      <text:p text:style-name="P14"><text:s/>Este tipo de préstamo adxudicase até o 15/12/2017 ou até esgotar os fondos ICO dispoñ<text:span text:style-name="T16">í</text:span>beis. No<text:span text:style-name="T16">n </text:span>te<text:span text:style-name="T16">ñ</text:span>en comisión de apertura, n<text:span text:style-name="T16">in</text:span> gastos de estudo n<text:span text:style-name="T16">in</text:span> comisión de dispo<text:span text:style-name="T16">ñ</text:span>ibilidad<text:span text:style-name="T16">e</text:span>, <text:span text:style-name="T16">e</text:span> para un importe de 15.000,00 € como <text:span text:style-name="T16">o</text:span> que solicitamos, <text:s/>por<text:span text:style-name="T16">é</text:span>mo<text:span text:style-name="T16">lo</text:span> a 5 a<text:span text:style-name="T16">n</text:span>os, <text:span text:style-name="T16">e</text:span> a un 5,01%, obtendo así un<text:span text:style-name="T16">h</text:span>a <text:span text:style-name="T16">achega</text:span> mensual de 283,14 <text:span text:style-name="T16">€.</text:span></text:p>
      <text:p text:style-name="P15">Debido ao carácter social da nosa empresa planeamos contratar persoal con algunha necesidade especial polo que poderemos solicitar axudas como esta que oferta a Secretaría Xeral de Emprego da Xunta de Galicia:</text:p>
      <text:p text:style-name="P20">Subvención do custo salarial para o mantemento de centros especiais de emprego (TR341M)</text:p>
      <text:p text:style-name="P17"><text:span text:style-name="T9">Obxecto<text:line-break/></text:span>Axudar aos centros especiais de emprego a manter os postos de traballo dos traballadores e das traballadoras con discapacidade mediante o financiamento parcial dos seus custos salariais.<text:line-break/><text:line-break/><text:span text:style-name="T9">Beneficiarios<text:line-break/></text:span>Os centros especiais de emprego que figuren inscritos como tales no Rexistro de centros especiais de emprego desta Comunidade Autónoma, de acordo co disposto no Decreto 200/2005, do 7 de xullo. <text:line-break/><text:line-break/><text:span text:style-name="T9">Axuda</text:span></text:p>
      <text:list xml:id="list9017774829161242008" text:style-name="L6">
        <text:list-header>
          <text:p text:style-name="P18"><text:span text:style-name="T17">- </text:span>Subvención do custo salarial dun importe de ata o 50% do salario mínimo interprofesional correspondente ás mensualidades de xullo de 2016 a xuño 2017, para os postos de traballo ocupados por persoas  cun grao de discapacidade recoñecida igual ou superior ao 33 %.<text:line-break/><text:span text:style-name="T17">- </text:span>O importe da subvención correspondente a cada mensualidade será de 327,60 euros/mes ou 10,92 euros/día. <text:s text:c="2"/>No suposto de ter rateadas as pagas extraordinarias o importe será de 382,20 euros/mes, ou 12,74 euros/día.<text:line-break/><text:span text:style-name="T17">- </text:span>O importe da subvención incluirá a parte proporcional de dúas pagas extraordinarias ao ano.<text:line-break/><text:span text:style-name="T17">- </text:span>Para os centros especiais de emprego que rateen as pagas extraordinarias o importe da subvención incluirá a parte proporcional da segunda paga extraordinaria do ano 2016, e da primeira do ano 2017.<text:line-break/><text:span text:style-name="T17">- </text:span>Para os centros especiais de emprego que non rateen as pagas extraordinarias a subvención incluirá as pagas extraordinarias polo período do 1 de xullo ao 31 de decembro de 2016, e do 1 de xaneiro ao 30 de xuño de 2017. <text:span text:style-name="T17">Tamén</text:span>, no suposto de cese da relación laboral as subvencións incluirán as liquidacións que correspondan<text:line-break/>pola parte proporcional da paga extra polo período traballado do 1 de xullo de 2016 ao 30 de xuño de 2017.<text:line-break/><text:span text:style-name="T17">- </text:span>No suposto de contratos de traballo a tempo parcial, a subvención experimentará unha redución proporcional á xornada laboral realizada.<text:line-break/><text:span text:style-name="T17">- </text:span>No suposto de que nun mesmo mes se produzan variacións  na duración  da xornada laboral do traballador ou da traballadora con discapacidade, soamente se terá en conta para calcular a contía que se concederá nesa mensualidade a porcentaxe da xornada laboral inferior.<text:line-break/><text:span text:style-name="T17">- </text:span>A resolución comprenderá todo o periodo que se vai subvencionar e incluirá como anexo a relación dos traballadores e das traballadoras con discapacidade do centro especial de emprego tidos en conta para o cálculo da contía da subvención.<text:line-break/><text:span text:style-name="T17">- </text:span>Con cargo á anualidade orzamentaria de 2016 concederase a subvención polas  mensualidades de xullo, agosto, setembro e outubro de 2016.<text:line-break/><text:span text:style-name="T17">- </text:span>Con cargo á anualidade orzamentaria de 2017 concederase a subvención polas mensualidades de novembro e decembro de 2016 e, se é o caso, a segunda paga extraordinaria do ano 2016, as mensualidades de xaneiro a xuño de 2017 e, se é o caso, a primeira paga extraordinaria do ano 2017.</text:p>
        </text:list-header>
      </text:list>
      <text:p text:style-name="P16"><text:soft-page-break/>Xa que a nosa empresa é unha S.L. do eido das novas tecnoloxías poderemos postularnos para a seguinte axuda que nos ofrece a Dirección Xeral de Traballo e Economía Social da Xunta de Galicia:</text:p>
      <text:p text:style-name="P21">Iniciativas de emprego de base tecnolóxica (IEBT) (TR340D)</text:p>
      <text:p text:style-name="P17">Prazo Presentación: Indefinido - Data Fin Prazo: 31/12/20</text:p>
      <text:list xml:id="list1766221213088256393" text:style-name="L7">
        <text:list-item>
          <text:p text:style-name="P19">Data publicación</text:p>
          <text:p text:style-name="P19">02/04/07</text:p>
        </text:list-item>
        <text:list-item>
          <text:p text:style-name="P19">Corpo</text:p>
          <text:p text:style-name="P19"><text:span text:style-name="T9">Obxecto:</text:span><text:line-break/><text:line-break/>O programa de apoio ás IEBT vai encamiñado a fomentar e incrementar os sistemas de apoio á creación de novas empresas de base tecnolóxica, que constitúen un elemento clave para o desenvolvemento futuro da nosa comunidade como motores dinamizadores da sociedade do coñecemento e a xeración de emprego cualificado. Un dos obxectivos formulados é a necesidade de promover e fomentar actividades de investigación e desenvolvemento, que sexan máis eficaces e estean mellor coordenadas, debendo traballar xuntos a escala europea para garantir que a investigación dea lugar a produtos e servizos innovadores, que xeren crecemento e postos de traballo altamente cualificados.<text:line-break/><text:line-break/>O programa configúrase como un instrumento para impulsar o espírito emprendedor no trinomio investigación, tecnoloxía e emprego; mediante o aproveitamento intensivo e na colaboración coas diferentes estruturas que xa existen tanto na Consellería de Traballo e noutros departamentos da Xunta de Galicia, como coas tres universidades galegas e con outras entidades vinculadas á innovación, á tecnoloxía e á iniciativa emprendedora.<text:line-break/><text:line-break/><text:span text:style-name="T9">Instrumentos e mecanismos de apoio e avaliación técnica:</text:span><text:line-break/><text:line-break/>Neste programa, ademais de axudas económicas que se regulan na correspondente orde anual de convocatoria, para facilitar a materialización do proxecto innovador en empresa, establécense medidas de acompañamento, asesoramento e avaliación técnica:<text:line-break/>Axentes de emprego con especialización en iniciativas empresariais de base tecnolóxica. Estarán integrados na rede de axentes de emprego impulsada pola Consellería de Traballo, coa función de prestar apoio ás persoas promotoras para facilitar a materialización do seu proxecto innovador en empresa, mediante accións de acompañamento e asesoramento técnico especializado e personalizado durante a fase inicial de elaboración do plan de empresa e durante os primeiros anos de lanzamento de actividade.<text:line-break/>Persoal consultor de apoio. Designados pola Consellería de Traballo, entre profesionais de recoñecida experiencia con capacidade e solvencia para a avaliación tecnolóxica e empresarial do proxecto. Realizarán o informe sobre a viabilidade técnica, económica e financeira dos proxectos empresariais que se presenten para a súa cualificación como IEBT.<text:line-break/>As<text:span text:style-name="T20">í </text:span>mesmo, a Consellería de Traballo encargará un informe técnico, de carácter non vinculante, á Dirección Xeral de Investigación, Desenvolvemento e Innovación.<text:line-break/>Comité de IEBT. Trátase dun órgano colexiado de carácter consultivo para a avaliación técnica dos proxectos; está formado por un presidente, ata 9 vocais e un secretario; este último actuará con voz pero sen voto. O Comité de IEBT reunirase cantas veces sexa preciso para a análise e avaliación técnica dos proxectos en virtude da convocatoria do seu presidente e emitirá informe sobre o carácter innovador, a orientación científica, a base tecnolóxica, as perspectivas de negocio e a potencialidade de crecemento e de creación de emprego.<text:line-break/><text:line-break/><text:span text:style-name="T9">Requisitos de cualificación:</text:span><text:line-break/><text:line-break/>Para que un proxecto empresarial poida ser cualificado como IEBT e inscribirse no rexistro correspondente deberá reunir os seguintes requisitos:<text:line-break/><text:line-break/>• Ser viable técnica, económica, financeira e comercialmente.<text:line-break/><text:line-break/><text:soft-page-break/>• Que a actividade, produto ou servizo teña carácter innovador e contido científico ou base tecnolóxica.<text:line-break/><text:line-break/>• Que se trate dunha empresa privada de nova creación, incluíndo autónomas e autónomos, con centros de traballo na Comunidade Autónoma de Galicia.<text:line-break/><text:line-break/>• Que se prevexa, no primeiro ano de actividade, a creación de emprego estable para persoas desempregadas e inscritas como demandantes de emprego, respectando a proporción dunha persoa titulada por cada catro postos de traballo.<text:line-break/><text:line-break/>• Que o cadro de persoal no momento de iniciar a súa actividade produtiva estea constituído nun 25%, como mínimo, por persoas con titulación universitaria.<text:line-break/><text:line-break/><text:span text:style-name="T9">Cualificación e rexistro:</text:span><text:line-break/><text:line-break/>• Poderán solicitar a cualificación como IEBT os promotores dos proxectos empresariais e as empresas constituídas dentro dun prazo máximo dun ano anterior á data da presentación da solicitude de cualificación, sempre que non iniciasen a actividade. Os promotores, e no seu caso, as empresas poderán iniciar a súa actividade unha vez presentada a solicitude de cualificación.<text:line-break/><text:line-break/>• As solicitudes de cualificación como IEBT dirixiranse ao director xeral de Promoción do Emprego da Consellería de Traballo, e presentaranse en modelo normalizado, acompañando a seguinte documentación:<text:line-break/>- DNI da persoa promotora e, de ser o caso, poder para actuar en nome da persoa xurídica que representa. <text:line-break/>- Memoria técnica e económica explicativa do proxecto ou plan de empresa. <text:line-break/>- Informe do axente de emprego especializado en IEBT que prestou o apoio e asesoramento. <text:line-break/>- Declaración da persoa promotora da data prevista para a constitución da empresa e da prevista para o inicio da actividade. <text:line-break/><text:line-break/>• A competencia para coñecer e resolver sobre as solicitudes de cualificación de iniciativas de emprego de base tecnolóxica (IEBT), corresponderalle ao director xeral de Promoción do Emprego da Consellería de Traballo. <text:line-break/><text:line-break/>• O prazo para resolver será de 3 meses contados desde a data de entrada da solicitude no rexistro do órgano competente para a súa tramitación. Transcorrido o dito prazo sen que recaese resolución expresa, entenderase estimada a solicitude de cualificación. <text:line-break/><text:line-break/>• Na Dirección Xeral de Promoción do Emprego da Consellería de Traballo, levarase un rexistro administrativo de IEBT, no que se inscribirán os proxectos empresariais cualificados como IEBT. <text:line-break/><text:line-break/>• A inscrición no rexistro administrativo farase de oficio e practicarase na mesma data en que se cualifique o proxecto empresarial como IEBT, facéndose constar, como mínimo, a seguinte información: <text:line-break/>- Número de rexistro que se lle asigna e data de cualificación. <text:line-break/>- Datos de identificación do proxecto/empresa, con indicación do nome ou razón social, domicilio social e localidade. <text:line-break/>- Definición, obxecto e actividade económica e descrición do contido científico ou tecnolóxico do proxecto. <text:line-break/>- Número previsto de postos de traballo que se van crear. <text:line-break/>- Identificación das persoas promotoras do proxecto. <text:line-break/>- Vencemento do prazo para constituírse en empresa e/ou iniciar a súa actividade.<text:line-break/><text:line-break/><text:span text:style-name="T9">Axudas e subvencións:</text:span><text:line-break/><text:line-break/>As persoas promotoras ou as empresas resultantes dos ditos proxectos, calquera que sexa a forma xurídica que adopten, sempre que se constitúan e inicien a súa actividade no prazo dun ano desde que o proxecto empresarial foi cualificado como IEBT ou, de ser o caso, no que se estableza na resolución de cualificación ou na complementaria que se dicte para o efecto, poderán acollerse ás liñas de axudas e subvencións que estableza a Consellería de Traballo, de acordo cos requisitos, condicións e prazos que se establezan para os distintos tipos de axuda nas correspondentes ordes de convocatoria. <text:line-break/><text:soft-page-break/><text:line-break/>As axudas concederanse en atención ó número de postos de traballo creados para desempregados e poderán consistir en: <text:line-break/>• Axuda á creación de emprego estable. <text:line-break/>• Subvención financeira de reducción de xuros de préstamos para financiar investimentos en activo fixo. Establecerase unha contía máxima por cada posto de traballo estable. <text:line-break/>• Subvencións para a contratación de expertos técnicos de alta cualificación. Establecerase unha contía máxima por proxecto e calcularase en atención aos custos laborais totais.<text:line-break/>• Axudas en atención ao custo de funcións xerenciais externas.<text:line-break/>• Axudas económicas para facilitar o financiamento dos gastos para o inicio e posta en marcha da actividade. A contía da axuda fixarase nunha porcentaxe do custo cun límite máximo variable en atención ao número de postos de traballo.<text:line-break/><text:line-break/><text:span text:style-name="T9">Normativa reguladora:</text:span><text:line-break/><text:line-break/>Decreto 56/2007, do 15 de marzo, polo que se establece un programa de apoio ás iniciativas de emprego de base tecnolóxica (IEBT). (DOG nº 65; 2/04/2007).<text:line-break/>Corrección de erros (DOG nº 78 do 23 de abril de 2007)</text:p>
        </text:list-item>
      </text:list>
      <text:p text:style-name="P16"><text:span text:style-name="Strong_20_Emphasis"><text:span text:style-name="T3"/></text:span></text:p>
      <text:p text:style-name="P16"><text:span text:style-name="Strong_20_Emphasis"><text:span text:style-name="T3">Actividade 3: O equipo humano.</text:span></text:span></text:p>
      <text:p text:style-name="P24"><text:bookmark text:name="yui_3_13_0_3_1490095649951_164"/><text:bookmark text:name="yui_3_13_0_3_1490095649951_163"/>Determina a estrutura organizativa do teu plan de negocio, é dicir, as persoas que o compoñen e as súas funcións, así como a súa posición xerárquica e cualificación. Fai unha previsión do crecemento de persoal en cinco anos.</text:p>
      <text:p text:style-name="P16"/>
      <text:p text:style-name="P38">As persoas que integran a miña empresa son:</text:p>
      <text:p text:style-name="P38"/>
      <text:p text:style-name="P26"><text:span text:style-name="T10">- Adrián Álvarez Lois: </text:span><text:span text:style-name="T18">CEO. </text:span>Técnico Superior en Desenrolo de Aplicacións Web, cunha ampla experiencia en docencia informática, y como técnico hardware. Actualmente desemp<text:span text:style-name="T18">r</text:span>e<text:span text:style-name="T18">g</text:span>ado. Desenrolará las tarefas de dirección, formación e servizo técnico.</text:p>
      <text:p text:style-name="P26"/>
      <text:p text:style-name="P26"><text:span text:style-name="T10"><text:s/>- Isabel Díaz Fernández: </text:span><text:span text:style-name="T18">Directora Comercial. </text:span>Técnico Superior en Administración e Gestión de Empresas. Posúe unha ampla experiencia como administrativa de xestión. Actualmente traballa na empresa pública, polo que pedirá unha excedencia e se encargará das tarefas de marketing, atención ao cliente e control de stock.</text:p>
      <text:p text:style-name="P26"/>
      <text:p text:style-name="P26"><text:span text:style-name="T10">- Xan Lamelas Afonso: </text:span><text:span text:style-name="T18">Director técnico e I+D+i. </text:span>Enxeñeiro informático, con escasa experiencia pero cunha grande ilusión por amosar os seus coñecimentos. Actualmente está desempregado. As súas tarefas serán as de desenrolo web, programación e posicionamento.</text:p>
      <text:p text:style-name="P26"/>
      <text:p text:style-name="P27">Ao comezo da actividade mercantil contaremos unicamente cos tres socios comentados nun principio, sendo polivalente o labor de cada un.</text:p>
      <text:p text:style-name="P27"/>
      <text:p text:style-name="P27">O meu cometido principal será o deseño web, o posicionamento e a programación das API, a de Xam o servizo</text:p>
      <text:p text:style-name="P27">técnico e a de Isabel o marketing, a xestión e os labores comerciais.</text:p>
      <text:p text:style-name="P27"/>
      <text:p text:style-name="P27">Cando entremos nun proceso de produción axeitado, ampliarase o plantel co fin de alcanzar un nivel produtivo ascendente e ir incrementando o negocio coa anexión de locais circundantes valeiros e o novo establecimento en outras localidades próximas, xa que pretendemos amortizar a inversión realizada no primeiro ano e reinvestir no noso negocio todo o capital obtido que exceda dos nosos salarios base.</text:p>
      <text:p text:style-name="P27">A contratación de novo persoal realizarase nun principio en base a persoas coñecidas, xa que sempre saberemos, de xeito máis fiábel, os coñecementos que posúe e se en principio nos atopamos ante persoas válidas para cubrir los postos solicitados.</text:p>
      <text:p text:style-name="P27"><text:soft-page-break/></text:p>
      <text:p text:style-name="P27">A medida que as circunstancias da produción o requira, poderemos contar cunha ampliación de persoal maior que será cuberta por medio de ofertas a estudantes, desempregados de longa duración e colectivos desfavorecidos como persoas con necesidades especiais etc.</text:p>
      <text:p text:style-name="P27"/>
      <text:p text:style-name="P39">- Previsión de crecemento de persoal <text:span text:style-name="T20">-</text:span></text:p>
      <text:p text:style-name="P28"/>
      <text:p text:style-name="P28"><text:span text:style-name="T10">Ano 1:</text:span> Os 3 socios fundacionais.</text:p>
      <text:p text:style-name="P28"/>
      <text:p text:style-name="P28"><text:span text:style-name="T10">Ano 2:</text:span> Contratación de bolseiro/a durante un período non superior a 6 meses para tarefas técnicas relacionados con posicionamento web.</text:p>
      <text:p text:style-name="P39"/>
      <text:p text:style-name="P28"><text:span text:style-name="T10">Ano 3:</text:span> Contratación de persoal para cubrir un posto técnico relacionado con posicionamento web e oferta dunha bolsa de traballo non superior a 6 meses para estudantes relacionados co desenvolvemento de aplicacións web.</text:p>
      <text:p text:style-name="P28"/>
      <text:p text:style-name="P28"><text:span text:style-name="T10">Ano 4: </text:span>Contratación de persoal para cubrir un posto técnico relacionado coa administración de empresas <text:span text:style-name="T19">e outro posto técnico relacionado co desenvolvemento de aplicacións web e a oferta e 2 bolsas de traballo non superiores a 6 meses para estudantes relacionados coa bioloxía, agronomía e o desenvolvemento de aplicacións web.</text:span></text:p>
      <text:p text:style-name="P28"/>
      <text:p text:style-name="P29"><text:span text:style-name="T10">Ano 5: </text:span>Contratación de persoal para cubrir un posto técnico relacionado coa asesoría técnica en materia de agronomía e oferta de 3 bolsas para estudantes non superiores a 6 meses relacionados co marketing online, o desenvolvemento de aplicacións web e multiplataforma e o asesoramento técnico en materia de agronomí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Trebuchet MS" svg:font-family="'Trebuchet MS', Verdana"/>
    <style:font-face style:name="FreeSans2" svg:font-family="FreeSans" style:font-family-generic="swiss"/>
    <style:font-face style:name="Liberation Sans1" svg:font-family="'Liberation Sans'" style:font-pitch="variable"/>
    <style:font-face style:name="Liberation Serif" svg:font-family="'Liberation Serif'" style:font-family-generic="roman" style:font-pitch="variable"/>
    <style:font-face style:name="Thorndale" svg:font-family="Thorndale"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gl" fo:country="E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gl" fo:country="E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writing-mode="page"/>
      <style:text-properties fo:hyphenate="true" fo:hyphenation-remain-char-count="2" fo:hyphenation-push-char-count="2"/>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2">
      <style:paragraph-properties fo:margin-left="0cm" fo:margin-right="0cm" fo:margin-top="0cm" fo:margin-bottom="0cm" loext:contextual-spacing="false" fo:text-align="end" style:justify-single-word="false" fo:text-indent="0cm" style:auto-text-indent="false"/>
      <style:text-properties style:font-name="FreeSans" fo:font-size="14pt" fo:font-weight="bold" officeooo:rsid="001a489f" officeooo:paragraph-rsid="000752a9" style:font-size-asian="14pt" style:font-weight-asian="bold" style:font-size-complex="14pt" style:font-weight-complex="bold"/>
    </style:style>
    <style:style style:name="MP2" style:family="paragraph" style:parent-style-name="Heading_20_2">
      <style:paragraph-properties fo:margin-left="0cm" fo:margin-right="0cm" fo:margin-top="0cm" fo:margin-bottom="0cm" loext:contextual-spacing="false" fo:text-align="end" style:justify-single-word="false" fo:text-indent="0cm" style:auto-text-indent="false"/>
      <style:text-properties style:font-name="FreeSans" fo:font-size="14pt" officeooo:paragraph-rsid="000752a9" style:font-size-asian="14pt" style:font-size-complex="14pt"/>
    </style:style>
    <style:style style:name="MP3" style:family="paragraph" style:parent-style-name="Horizontal_20_Line">
      <style:paragraph-properties fo:text-align="end" style:justify-single-word="false"/>
    </style:style>
    <style:style style:name="MP4" style:family="paragraph" style:parent-style-name="Footer">
      <style:text-properties style:font-name="Liberation Sans1" fo:font-size="10pt" officeooo:rsid="000752a9" officeooo:paragraph-rsid="000752a9" style:font-size-asian="10pt" style:font-size-complex="10pt"/>
    </style:style>
    <style:style style:name="MT1" style:family="text">
      <style:text-properties fo:font-variant="normal" fo:text-transform="none" fo:color="#000000" fo:letter-spacing="normal" fo:font-style="normal" style:text-underline-style="none"/>
    </style:style>
    <style:style style:name="MT2" style:family="text">
      <style:text-properties fo:font-variant="normal" fo:text-transform="none" fo:color="#000000" fo:letter-spacing="normal" fo:font-style="normal" style:text-underline-style="none" fo:font-weight="bold" officeooo:rsid="001a489f" style:font-weight-asian="bold" style:font-weight-complex="bold"/>
    </style:style>
    <style:style style:name="MT3" style:family="text">
      <style:text-properties style:font-name="Liberation Sans" fo:font-size="10pt" officeooo:rsid="001ec3e6" style:font-size-asian="10pt" style:font-size-complex="10pt"/>
    </style:style>
    <style:style style:name="MT4" style:family="text">
      <style:text-properties style:font-name="Liberation Sans" fo:font-size="10pt" officeooo:rsid="000752a9" style:font-size-asian="10pt" style:font-size-complex="10pt"/>
    </style:style>
    <style:style style:name="MT5" style:family="text">
      <style:text-properties style:font-name="Liberation Sans" fo:font-size="10pt" fo:font-weight="bold" officeooo:rsid="000cded4" style:font-size-asian="10pt" style:font-weight-asian="bold" style:font-size-complex="10pt" style:font-weight-complex="bold"/>
    </style:style>
    <style:style style:name="MT6" style:family="text">
      <style:text-properties style:font-name="Liberation Sans" fo:font-size="10pt" fo:font-weight="bold" officeooo:rsid="001b2fe9" style:font-size-asian="10pt" style:font-weight-asian="bold" style:font-size-complex="10pt" style:font-weight-complex="bold"/>
    </style:style>
    <style:style style:name="MT7" style:family="text">
      <style:text-properties style:font-name="Liberation Sans" fo:font-size="10pt" fo:font-weight="bold" officeooo:rsid="001ec3e6" style:font-size-asian="10pt" style:font-weight-asian="bold" style:font-size-complex="10pt" style:font-weight-complex="bold"/>
    </style:style>
    <style:style style:name="MT8" style:family="text">
      <style:text-properties fo:font-weight="bold" style:font-weight-asian="bold" style:font-weight-complex="bold"/>
    </style:style>
    <style:style style:name="MT9" style:family="text">
      <style:text-properties officeooo:rsid="001ec3e6"/>
    </style:style>
    <style:page-layout style:name="Mpm1">
      <style:page-layout-properties fo:page-width="21.001cm" fo:page-height="29.7cm" style:num-format="1" style:print-orientation="portrait" fo:margin-top="1.3cm" fo:margin-bottom="1.3cm" fo:margin-left="1.3cm" fo:margin-right="1.3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2"><text:a xlink:type="simple" xlink:href="https://www.edu.xunta.es/fpadistancia/course/view.php?id=1186" text:style-name="Internet_20_link" text:visited-style-name="Visited_20_Internet_20_Link"><text:span text:style-name="MT1">MP0618</text:span></text:a></text:h>
        <text:h text:style-name="MP2" text:outline-level="2"><text:a xlink:type="simple" xlink:href="https://www.edu.xunta.es/fpadistancia/course/view.php?id=1186" text:style-name="Internet_20_link" text:visited-style-name="Visited_20_Internet_20_Link"><text:span text:style-name="MT2">Empresa e iniciativa emprendedora</text:span></text:a></text:h>
        <text:p text:style-name="MP3"><text:span text:style-name="MT3">A creación</text:span><text:span text:style-name="MT4"> d</text:span><text:span text:style-name="MT3">unha</text:span><text:span text:style-name="MT4"> </text:span><text:span text:style-name="MT3">e</text:span><text:span text:style-name="MT4">mpresa </text:span><text:span text:style-name="MT5">UD</text:span><text:span text:style-name="MT6">0</text:span><text:span text:style-name="MT7">5</text:span></text:p>
      </style:header>
      <style:footer>
        <text:p text:style-name="MP4"><text:span text:style-name="MT8">ADRIÁN_ÁLVAREZ_LOIS</text:span>_EIE0<text:span text:style-name="MT9">5</text:span>_Tarefa<text:tab/><text:tab/> <text:tab/> <text:s text:c="5"/><text:span text:style-name="MT8"><text:page-number text:select-page="current">7</text:page-number></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7:06:20.074929415</meta:creation-date>
    <dc:date>2017-03-21T16:09:28.854360041</dc:date>
    <meta:editing-duration>PT2H11S</meta:editing-duration>
    <meta:editing-cycles>31</meta:editing-cycles>
    <meta:generator>LibreOffice/5.2.5.1$Linux_X86_64 LibreOffice_project/20m0$Build-1</meta:generator>
    <meta:document-statistic meta:table-count="5" meta:image-count="0" meta:object-count="0" meta:page-count="7" meta:paragraph-count="150" meta:word-count="3223" meta:character-count="20635" meta:non-whitespace-character-count="17502"/>
  </office:meta>
</office:document-meta>
</file>